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adornments="Обычный"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2">
      <style:paragraph-properties>
        <style:tab-stops>
          <style:tab-stop style:position="18cm" style:type="right" style:leader-style="dotted" style:leader-text="."/>
        </style:tab-stops>
      </style:paragraph-properties>
    </style:style>
    <style:style style:name="P2" style:family="paragraph" style:parent-style-name="Standard">
      <style:text-properties fo:language="ru" fo:country="RU"/>
    </style:style>
    <style:style style:name="P3" style:family="paragraph" style:parent-style-name="Contents_20_Heading" style:master-page-name="Standard">
      <style:paragraph-properties style:page-number="auto"/>
    </style:style>
    <style:style style:name="T1" style:family="text">
      <style:text-properties fo:language="ru" fo:country="RU"/>
    </style:style>
    <style:style style:name="T2" style:family="text">
      <style:text-properties fo:language="en" fo:country="U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Оглавление</text:p>
          </text:index-title>
          <text:p text:style-name="P1"><text:a xlink:type="simple" xlink:href="#__RefHeading___Toc7929_3980973373" text:style-name="Index_20_Link" text:visited-style-name="Index_20_Link">Глава 1.<text:tab/>1</text:a></text:p>
          <text:p text:style-name="P1"><text:a xlink:type="simple" xlink:href="#__RefHeading___Toc7931_3980973373" text:style-name="Index_20_Link" text:visited-style-name="Index_20_Link">Глава 2.<text:tab/>2</text:a></text:p>
          <text:p text:style-name="P1"><text:a xlink:type="simple" xlink:href="#__RefHeading___Toc7933_3980973373" text:style-name="Index_20_Link" text:visited-style-name="Index_20_Link">Глава 3.<text:tab/>5</text:a></text:p>
          <text:p text:style-name="P1"><text:a xlink:type="simple" xlink:href="#__RefHeading___Toc7935_3980973373" text:style-name="Index_20_Link" text:visited-style-name="Index_20_Link">Глава 4.<text:tab/>6</text:a></text:p>
          <text:p text:style-name="P1"><text:a xlink:type="simple" xlink:href="#__RefHeading___Toc7937_3980973373" text:style-name="Index_20_Link" text:visited-style-name="Index_20_Link">Глава 5.<text:tab/>8</text:a></text:p>
          <text:p text:style-name="P1"><text:a xlink:type="simple" xlink:href="#__RefHeading___Toc7939_3980973373" text:style-name="Index_20_Link" text:visited-style-name="Index_20_Link">Глава 6.<text:tab/>8</text:a></text:p>
          <text:p text:style-name="P1"><text:a xlink:type="simple" xlink:href="#__RefHeading___Toc7941_3980973373" text:style-name="Index_20_Link" text:visited-style-name="Index_20_Link">Глава 7.<text:tab/>9</text:a></text:p>
          <text:p text:style-name="P1"><text:a xlink:type="simple" xlink:href="#__RefHeading___Toc7943_3980973373" text:style-name="Index_20_Link" text:visited-style-name="Index_20_Link">Глава 8.<text:tab/>12</text:a></text:p>
          <text:p text:style-name="P1"><text:a xlink:type="simple" xlink:href="#__RefHeading___Toc7945_3980973373" text:style-name="Index_20_Link" text:visited-style-name="Index_20_Link">Глава 9.<text:tab/>12</text:a></text:p>
          <text:p text:style-name="P1"><text:a xlink:type="simple" xlink:href="#__RefHeading___Toc7947_3980973373" text:style-name="Index_20_Link" text:visited-style-name="Index_20_Link">Глава 10.<text:tab/>14</text:a></text:p>
          <text:p text:style-name="P1"><text:a xlink:type="simple" xlink:href="#__RefHeading___Toc7949_3980973373" text:style-name="Index_20_Link" text:visited-style-name="Index_20_Link">Глава 11.<text:tab/>16</text:a></text:p>
          <text:p text:style-name="P1"><text:a xlink:type="simple" xlink:href="#__RefHeading___Toc7951_3980973373" text:style-name="Index_20_Link" text:visited-style-name="Index_20_Link">Глава 12.<text:tab/>19</text:a></text:p>
          <text:p text:style-name="P1"><text:a xlink:type="simple" xlink:href="#__RefHeading___Toc7953_3980973373" text:style-name="Index_20_Link" text:visited-style-name="Index_20_Link">Глава 13.<text:tab/>21</text:a></text:p>
          <text:p text:style-name="P1"><text:a xlink:type="simple" xlink:href="#__RefHeading___Toc7955_3980973373" text:style-name="Index_20_Link" text:visited-style-name="Index_20_Link">Глава 14.<text:tab/>23</text:a></text:p>
          <text:p text:style-name="P1"><text:a xlink:type="simple" xlink:href="#__RefHeading___Toc7957_3980973373" text:style-name="Index_20_Link" text:visited-style-name="Index_20_Link">Глава 15.<text:tab/>27</text:a></text:p>
          <text:p text:style-name="P1"><text:a xlink:type="simple" xlink:href="#__RefHeading___Toc7959_3980973373" text:style-name="Index_20_Link" text:visited-style-name="Index_20_Link">Глава 16.<text:tab/>30</text:a></text:p>
          <text:p text:style-name="P1"><text:a xlink:type="simple" xlink:href="#__RefHeading___Toc7961_3980973373" text:style-name="Index_20_Link" text:visited-style-name="Index_20_Link">Глава 17.<text:tab/>32</text:a></text:p>
          <text:p text:style-name="P1"><text:a xlink:type="simple" xlink:href="#__RefHeading___Toc7963_3980973373" text:style-name="Index_20_Link" text:visited-style-name="Index_20_Link">Глава 18.<text:tab/>34</text:a></text:p>
        </text:index-body>
      </text:table-of-content>
      <text:h text:style-name="Heading_20_2" text:outline-level="2"><text:bookmark-start text:name="__RefHeading___Toc7929_3980973373"/>Глава 1.<text:bookmark-end text:name="__RefHeading___Toc7929_3980973373"/></text:h>
      <text:p text:style-name="First_20_line_20_indent">День выдался тяжелый. Бегая по лаборатории взад и вперед, как угорелый, Майкл совсем выбился из сил. Только когда наручные часы просигналили двадцать три часа, он рухнул в кровать у себя дома, с тремя стаканами холодного кофе и наполовину переваренным бутербродом в желудке. Сильный запах озона и легкий толчок вызвали только сонное бормотание у засыпающего лаборанта.</text:p>
      <text:p text:style-name="First_20_line_20_indent">Утро следующего дня выдалось на редкость хорошим. Наступило воскресенье, и Майкл мог позволить себе полностью расслабиться. Проснувшись лишь около полудня, он выкатил столик с пятью банками пива и тремя коробками с пиццей на террасу, а сам расположился в шезлонге, блаженно откинувшись в тени большого пляжного зонта. Яркое летнее солнце быстро нагрело террасу. Майкл коснулся ногой пола, тут же отдернул ее и пошевелил пальцами в воздухе. Затем он откупорил банку с пивом, отломил кусок пиццы и, прищурив левый глаз, взглянул в сторону своего института, туда, где обычно высился купол исследовательского полигона, меняющий свой цвет в зависимости от погоды. “Высился”, потому что вместо него взгляду полусонного мужчины открылся холм с небольшой рощицей наверху. Не поняв происшедшей перемены, Майкл огляделся по сторонам и увидел не поселок ученых, в котором он поселился два года назад, а густые заросли каких-то деревьев, кустов и лиан, названия которых и даже вид были ему неизвестны.</text:p>
      <text:p text:style-name="First_20_line_20_indent">Лишь осознав тот факт, что он вдруг очутился неизвестно где и непонятно как, Майкл поставил на место банку, содержимое которой лилось по подбородку. Он сглотнул и судорожно вдохнул воздух. Майкл встал с шезлонга, поднялся на крышу своего дома, еще не веря до конца в случившееся, и оглядел окрестности. Густой лес протянулся на много миль вокруг, до самых светло-серых гор на горизонте. Не было заметно никаких признаков цивилизации.</text:p>
      <text:p text:style-name="First_20_line_20_indent"><text:span text:style-name="T2">– </text:span><text:span text:style-name="T1">О, боже! - нервы Майкла не выдержали, и он, стрелой спустившись вниз, выпил три банки пива из холодильника. Откинувшись в кресле, он подождал немного с крепко зажмуренными </text:span><text:soft-page-break/><text:span text:style-name="T1">глазами и, лишь когда по его телу пробежала легкая дрожь, встряхнулся и внимательно осмотрел свой дом. Как и следовало ожидать, водопровод не работал, а по телевизору и радиоприемнику были помехи безо всякого намека на нормальные передачи.</text:span></text:p>
      <text:p text:style-name="First_20_line_20_indent">Стало ясно, что он, Майкл Таркин, лаборант-биоэнергетик, тридцати двух лет от роду, оказался неизвестно где, в месте, где, похоже, совсем не было людей, кроме него. Только через час он смог как-то взять себя в руки.</text:p>
      <text:p text:style-name="First_20_line_20_indent"><text:span text:style-name="T2">– </text:span><text:span text:style-name="T1">Ну что же, надо по крайней мере осмотреться, - сказал сам себе Майкл, взял спортивную винтовку с оптическим прицелом и ушел в заросли в том месте, где раньше была дорога...</text:span></text:p>
      <text:p text:style-name="First_20_line_20_indent">Уже темнело, когда он вернулся домой. Кепка его потерялась, одежда была вся в полосах, следах от веток и лиан, но винтовка висела за спиной, правда, утерявшая свои блеск и чистоту. Единственный пока человек в этом мире подошел к небольшой кладовой, притаившейся за панелью в передней комнате, и подсчитал свои съестные припасы. “Пока единственным” новый Адам считал себя потому, что тешил себя тщетной надеждой отыскать если не прекрасную Еву, то хотя бы второго, такого же как он, сына божьего.</text:p>
      <text:p text:style-name="First_20_line_20_indent"><text:span text:style-name="T2">– </text:span><text:span text:style-name="T1">Негусто. Пива и колы дней на десять, и то при строгой экономии, еды скорее всего не хватит и на полмесяца. Ох, насмешница судьба! В этих бескрайних лесах водится столько дичи, что хватило бы на все человечество Земли, но я пока не могу раздобыть даже крохотного кусочка мяса. А растения? Ведь наверняка два-три из тех, что попались мне сегодня, были съедобными, но как это определишь не попробовав? Да, тяжела жизнь Робинзона.</text:span></text:p>
      <text:p text:style-name="First_20_line_20_indent">И Майкл уселся за столом с книгой “Руководство для начинающих охотников” и стал читать ее, медленно пожевывая тонкую кедровую палочку, это была его дурная привычка еще с детских лет. Так он сидел, согнувшись, изредка переворачивая страницы книги, пока сон не сморил его. Голова его коснулась поверхности стола в тот самый миг, когда на часах была полночь, и легкий толчок потряс дом. Тут же запахло озоном, но этого Майкл уже не заметил, он глубоко спал.</text:p>
      <text:p text:style-name="P2"/>
      <text:h text:style-name="Heading_20_2" text:outline-level="2"><text:bookmark-start text:name="__RefHeading___Toc7931_3980973373"/>Глава 2.<text:bookmark-end text:name="__RefHeading___Toc7931_3980973373"/></text:h>
      <text:p text:style-name="First_20_line_20_indent">Наступило утро. Майкл протер руками тяжелые после сна глаза и, покряхтывая и приседая на ходу, вышел на террасу. Там он еще раз потянулся, вздохнул, зевнул и огляделся. Он собрался было почесать голову, но рука его застыла на полпути и опустилась обратно.</text:p>
      <text:p text:style-name="First_20_line_20_indent"><text:span text:style-name="T2">– </text:span><text:span text:style-name="T1">Хм, мне это нравится. Точнее, мне это все совсем не нравится. Прямо черт знает что!</text:span></text:p>
      <text:p text:style-name="First_20_line_20_indent">Потерев руками лоб и виски, он снова огляделся. Там, где еще несколько часов назад были непроходимые заросли, теперь был океан крыш.</text:p>
      <text:p text:style-name="First_20_line_20_indent">Огромный город раскинулся перед Таркином. Его дом стоял на одной из крыш небоскребов, которые как лес со всех сторон окружали маленькое жилище Майкла. Тихий гул настойчиво лез в уши. Когда он подошел к краю крыши и заглянул за ее край, шум усилился. Внизу, как и положено, были улицы, и все они были заполнены мчащимися на диких скоростях какими-то странными машинами. Разглядеть их как следует было невозможно, слишком уж далеко они были.</text:p>
      <text:p text:style-name="First_20_line_20_indent"><text:span text:style-name="T2">– </text:span><text:span text:style-name="T1">Уж теперь-то я разберусь, что к чему...</text:span></text:p>
      <text:p text:style-name="First_20_line_20_indent"><text:soft-page-break/>Майкл переоделся и вышел из дому. Теперь на нем был легкий деловой костюм, делавший его похожим на студента какого-нибудь американского колледжа тридцатых годов двадцатого столетия. Кепи, магнитофон и видеокамера дополняли его наряд. Он придирчиво осмотрел себя с ног до головы и отправился на поиски спуска вниз. </text:p>
      <text:p text:style-name="First_20_line_20_indent">Дверь он нашел сразу. Она оказалась незапертой, но вела на небольшую площадку с лифтом. Майкл вызвал его и, когда тот пришел, вошел и нажал наугад кнопку. Двери закрылись и лифт начал медленно опускаться. Изнутри кабина была такая же, как и те, к которым привык Майкл. Когда лифт остановился, и двери открылись, он увидел лишь коридор, пол которого был застелен красным ковром, да цепочку дверей, тянувшуюся по обеим сторонам. Это было просто даже неинтересно, поэтому Майкл нажал на кнопку с цифрой один и стал спускаться дальше. На этот раз за дверями оказался не холл, как предполагал Майкл, а выход на улицу. Таркин огляделся еще раз по сторонам и вышел. Тихое шипение за спиной заставило его обернуться в тот момент, когда створки лифта закрылись. Тогда Майкл и заметил одну вещь, которая должна была насторожить его с самого начала. В стене у входа не было ничего, что хоть как-то напоминало бы кнопку или какую-либо конструкцию для вызова лифта. Майкл бросился к дверям, прижался к ним, ударил пару раз, но все было напрасно, путь назад был отрезан. Находясь в шоковом состоянии уже второй день, он оставался спокоен.</text:p>
      <text:p text:style-name="First_20_line_20_indent"><text:span text:style-name="T2">– </text:span><text:span text:style-name="T1">Так, теперь мне не остается ничего иного, как идти дальше. Я просто обречен узнать как можно больше. Наверняка, это большая честь, первым приветствовать новый мир. - Он понизил голос. - Но лучше бы эта честь досталась кому другому.</text:span></text:p>
      <text:p text:style-name="First_20_line_20_indent">Тротуар, по которому шел Майкл, был настолько узким, что два человека на нем просто не смогли бы разойтись, но по пути никто не попадался, поэтому никто не мешал ему идти вперед и осматривать город. Впрочем, осматривать было нечего, одинаковые небоскребы, тянувшиеся ввысь, совершенно не отличались друг от друга. Ни одной витрины, ни одной вывески не украшало их стен. Казалось, город мертв. И только бешено мчащиеся в обе стороны машины убеждали в обратном. Все автомобили внешне походили на гоночные, но разглядеть их как следует не было никакой возможности. Перекрестков не было, пересекающиеся дороги проходили на разных уровнях, поэтому ни один автомобиль нигде не останавливался.</text:p>
      <text:p text:style-name="First_20_line_20_indent">Бредя вдоль одной из дорог, Майкл все-таки попал туда, куда желал. Таким местом оказался большой, если не сказать гигантский, подземный гараж. Только там машины сбавляли скорость и останавливались. Там-то Майкл и увидел жителей этого города. В основном это были мужчины. Все в строгих деловых костюмах, все с кейсами в руках, они поспешно расходились по кабинам лифтов, которые уносили их куда-то. К одной из таких групп присоединился и Майкл. Он молча ехал до тех пор, пока кроме него в кабине не остался один человек.</text:p>
      <text:p text:style-name="First_20_line_20_indent"><text:span text:style-name="T2">– </text:span><text:span text:style-name="T1">Который час?</text:span></text:p>
      <text:p text:style-name="First_20_line_20_indent">Такой, казалось бы безобидный вопрос подействовал на горожанина странно. Тот осмотрел Майкла с ног до головы и ответил:</text:p>
      <text:p text:style-name="First_20_line_20_indent"><text:span text:style-name="T2">– </text:span><text:span text:style-name="T1">Бэз читверть земь.</text:span></text:p>
      <text:p text:style-name="First_20_line_20_indent">"Ого! Говорит, как и я, но акцент у него!.. Ладно, продолжу дальше", - подумал Таркин.</text:p>
      <text:p text:style-name="First_20_line_20_indent">- У Вас не найдется случайно последнего выпуска какой-либо газеты?</text:p>
      <text:p text:style-name="First_20_line_20_indent"><text:soft-page-break/>- Канэчна. Держити, вот.</text:p>
      <text:p text:style-name="First_20_line_20_indent">"Странная какая-то газета," - подумалось Майклу. Более всего та походила на кредитную карточку сочного сине-зеленого цвета. Как ею пользоваться, было совершенно непонятно.</text:p>
      <text:p text:style-name="First_20_line_20_indent">- Благодарю. Кстати, Вы не скажете, какое сегодня число? - Безобидно спросил Майкл и подумал, глядя, как горожанин бочком выбирается из лифта. - "Кажется, я ошибся..."</text:p>
      <text:p text:style-name="First_20_line_20_indent">Лифт снова остановился. На этот раз за дверьми открылся большой зал-ресторан. Это было единственное место, где Таркин мог чувствовать себя более менее спокойно. Чувство голода манило его к стойке бара, но рассудительность призывала сначала узнать, как и чем здесь расплачиваются. Почти все расплачивались за еду и выпивку точь в точь такими же карточками, как и та, которую сунул ему в лифте незнакомец, лишь некоторые использовали ярко-оранжевые пластинки. Майкл сунул свою карточку бармену, и тот, даже не глядя в его сторону, как бы между делом, подтолкнул к Таркину стакан с мутным содержимым и тарелку с кашей синтетического вида. На вкус все это было таким же, как и на вид, но довольно сытным.</text:p>
      <text:p text:style-name="First_20_line_20_indent">На свой завтрак Майкл пристроился рядом с человеком, жуликоватым на вид.</text:p>
      <text:p text:style-name="First_20_line_20_indent">- Славная нынче погодка, - начал разговор Майкл.</text:p>
      <text:p text:style-name="First_20_line_20_indent">- Ты нездешний. - Это был даже не вопрос, а просто высказывание факта.</text:p>
      <text:p text:style-name="First_20_line_20_indent">- Почему ты так решил?</text:p>
      <text:p text:style-name="First_20_line_20_indent">- Твои акцент, нелепый вид и глупый повод затеять разговор.</text:p>
      <text:p text:style-name="First_20_line_20_indent">- Ну, извините, этот костюм - самое подходящее, что у меня нашлось...</text:p>
      <text:p text:style-name="First_20_line_20_indent">- Кроме того, твоя манера разговаривать сразу выдает в тебе чужестранца.</text:p>
      <text:p text:style-name="First_20_line_20_indent">- Хм, а вот это вернее. Я сюда попал только сегодня, но самое странное то, что не знаю как. Так что не подскажете ли Вы мне, что это за место?</text:p>
      <text:p text:style-name="First_20_line_20_indent">- Знаешь, парень, не будь я выпивши, я сдал бы тебя первому полицейскому, но сейчас я тебе могу сказать: ты в Нью-Кембридже, штат Иллинойс.</text:p>
      <text:p text:style-name="First_20_line_20_indent">- Вы шутите? Неужели Вы думаете, что я не знаю Нью-Кембридж? Как-никак, я прожил там два года.</text:p>
      <text:p text:style-name="First_20_line_20_indent">Незнакомец пожал плечами и отвернулся.</text:p>
      <text:p text:style-name="First_20_line_20_indent">- Так. Тогда скажите мне, пожалуйста, какое сегодня число, только полную дату.</text:p>
      <text:p text:style-name="First_20_line_20_indent">Собеседник вздохнул и промолвил:</text:p>
      <text:p text:style-name="First_20_line_20_indent">Сегодня третье июля две тысячи сорок седьмого года от рождества Таркина, четверг.</text:p>
      <text:p text:style-name="First_20_line_20_indent">- ...От рождества кого?</text:p>
      <text:p text:style-name="First_20_line_20_indent">- Тар-ки-на, - по слогам произнес незнакомец.</text:p>
      <text:p text:style-name="First_20_line_20_indent">- Хм, забавно. А может нам стоит познакомиться?</text:p>
      <text:p text:style-name="First_20_line_20_indent">- Дит Питерсон, - горожанин поднял руку, как будто давал клятву.</text:p>
      <text:p text:style-name="First_20_line_20_indent">Майкл скопировал его жест и сказал немного наигранно:</text:p>
      <text:p text:style-name="First_20_line_20_indent"><text:soft-page-break/>- Майкл Джейсон Таркин.</text:p>
      <text:p text:style-name="First_20_line_20_indent">Питерсон задумчиво посмотрел в пустой стакан, повертел его в руках и, вздохнув, тихо произнес.</text:p>
      <text:p text:style-name="First_20_line_20_indent">- Вот что, парень, если ты не шутишь, то тебе лучше скрывать свое имя. - Помолчав немного, он добавил. - Нет, конечно, если ты не против, чтобы тебя казнили за шарлатанство, то пожалуйста... Видишь ли, тот, кто ты есть, или за кого себя выдаешь... Не перебивай!.. Это легендарная личность, и навряд ли кто-либо поверит, что он ходит в смешном костюмчике и без единого кредита в кармане... Знаешь, я имею некоторые связи, но и я не поверил бы сразу, даже если получил доказательства., что ты и есть основатель новой династии.</text:p>
      <text:p text:style-name="First_20_line_20_indent">- Династии? Но я не женат, да и не собираюсь пока.</text:p>
      <text:p text:style-name="First_20_line_20_indent">- Я говорю не про тебя, а про истинного Таркина, открывателя хронэктрической энергии.</text:p>
      <text:p text:style-name="First_20_line_20_indent">- Но я могу проводить тебя в мой дом, там есть документы, удостоверяющие мою личность.</text:p>
      <text:p text:style-name="First_20_line_20_indent">- Да? И как же ты собираешься это сделать? Если ты это ты, то назови мне индекс района, где ты живешь.</text:p>
      <text:p text:style-name="First_20_line_20_indent">- ...</text:p>
      <text:p text:style-name="First_20_line_20_indent">- Видишь? Ты даже не сможешь найти свой дом, кстати, хоть примерно, где он?</text:p>
      <text:p text:style-name="First_20_line_20_indent">- На крыше какого-то небоскреба, но точнее сказать... - Майкл пожал плечами.</text:p>
      <text:p text:style-name="First_20_line_20_indent">- Ладно, в честь выпивки и нового знакомства, я попытаюсь тебе помочь. За успех не ручаюсь. И знай, я берусь за все это лишь потому, что пьян, и мне нечего делать.</text:p>
      <text:p text:style-name="First_20_line_20_indent">Он вытащил из кармана рацию размером с небольшой блокнот, нажал кнопку и произнес:</text:p>
      <text:p text:style-name="First_20_line_20_indent">- ID-32747852-B, время, - тут он посмотрел на часы Майкла. - четырнадцать тридцать семь, вызов ID-1007548-G, тип А... Привет, Алан! Слушай, у меня к тебе просьба. Ты не одолжишь нам свою леталку? Да, на день, не больше. И еще парочку пеленгаторов. Да, "жучков". Нет, нет, просто развлекаюсь. Честное слово, никаких конгрессов!.. Да, и еще, как обычно, все между нами.</text:p>
      <text:p text:style-name="First_20_line_20_indent">Дит расправил плечи, обернулся к Майклу и улыбнулся.</text:p>
      <text:p text:style-name="First_20_line_20_indent">- Ну вот, скоро у нас будет этот, как его, вертолет, ну, геликоптер. Что ж, полетим искать твой дом.</text:p>
      <text:p text:style-name="First_20_line_20_indent">Уже летя на геликоптере, который больше походил на машину на воздушной подушке, Таркин еще раз оглядел город. Супернебоскребы поднимались всюду, лишь вдали переходя в сплошную светло-голубую полосу, а между ними вились многоярусные дороги. Было просто невообразимо, чтобы простые люди смогли построить все это. В некоторых расположениях домов угадывался порядок, но какой, можно было бы понять, только поднявшись в небо на самолете. Искать пришлось долго. Не зная направления поисков, было очень трудно найти небольшой дом. Уже наступила ночь, и Дит был вынужден включить носовой прожектор. В двадцать три часа пятьдесят пять минут яркий луч высветил наконец черепичную крышу и крыльцо. Питерсон тут же, не теряя времени даром, чтобы запрашивать разрешения на посадку, которое почему-то запаздывало, рванул геликоптер вниз. И тут, без одной минуты полночь, весь дом осветился <text:soft-page-break/>ярким голубым светом. Дит отбросил рацию в сторону и, сделав резкий вираж, посадил геликоптер. Майкл выбежал из него и бросился к дому, но тот вспыхнул в последний раз и исчез.</text:p>
      <text:p text:style-name="First_20_line_20_indent">- Долетались, - проронил Питерсон, вслушиваясь в вой полицейской сирены, раздающийся вдали.</text:p>
      <text:p text:style-name="P2"/>
      <text:h text:style-name="Heading_20_2" text:outline-level="2"><text:bookmark-start text:name="__RefHeading___Toc7933_3980973373"/>Глава 3.<text:bookmark-end text:name="__RefHeading___Toc7933_3980973373"/></text:h>
      <text:p text:style-name="First_20_line_20_indent">- Забавно. Прошло столько лет, а полиция и тюрьмы все те же.</text:p>
      <text:p text:style-name="First_20_line_20_indent">- Ничего удивительного. Удивительно то, что я влез в эту дурацкую затею. Сейчас, на трезвую голову, я бы ни за что не стал иметь с тобой дела. Ну ладно, я нарушил правила собственности, но ты-то!.. Я ведь предупреждал тебя, не называй свое подлинное имя А что теперь? Теперь на моей совести будет лежать убийство такого наивного дурака, как ты. Да-да!</text:p>
      <text:p text:style-name="First_20_line_20_indent">Дверь в камеру отворилась, и голос из невидимого динамика произнес: "Питерсон, на выход!"</text:p>
      <text:p text:style-name="First_20_line_20_indent">Уже в дверях Дит обернулся и сказал:</text:p>
      <text:p text:style-name="First_20_line_20_indent">- Вот видишь, я уйду, а ты должен будешь погибнуть. Не могу сказать, что особенно сильно опечален расставанием с тобой. Прощай!</text:p>
      <text:p text:style-name="First_20_line_20_indent">Тот же невидимый голос, что и раньше, произнес:</text:p>
      <text:p text:style-name="First_20_line_20_indent">- Лицо, именующее себя Майкл Джейсон Таркин. Вы обвиняетесь по пяти статьям. Первая. Вы обвиняетесь в нарушении порядка поведения на улицах. Вторая. Вы обвиняетесь в незаконном нахождении в пределах города без документов, удостоверяющих вашу личность. Третья. Вы обвиняетесь в присвоении себе чужого имущества, имени. Четвертая. Вы обвиняетесь в незаконном использовании имени должностного лица. Пятая. Вы обвиняетесь в том, что называли себя именем Родителя Новой Династии и Родоначальника Нашего Города. Через три часа Совет донесет до Вас приговор.</text:p>
      <text:p text:style-name="First_20_line_20_indent">Майкл сидел замерев. Ему не верилось, что к нему применят смертную казнь, как говорил Дит, но, судя по словам невидимого обвинителя, это было вполне возможно. Время тянулось медленно. Он достал из внутреннего кармана блокнот с ручкой и микрокомпьютер, с которым почти никогда не расставался, и стал играть. Перебрав около пяти игр, он выбрал музыкальный редактор и, когда невидимый динамик вновь ожил, по камере разносились тихие печальные звуки электронного органа.</text:p>
      <text:p text:style-name="First_20_line_20_indent">- Совет вынес приговор. За кощунственное отношение к закону Города Вы приговариваетесь к быстрой заморозке. Ваше тело будет выставлено на показ в течение пяти дней, а затем перенаправлено в центральное хранилище на Десятом подземном уровне и подвергнуто расчленению на трансплантационный материал. Приговор привести в исполнение, начиная с объявления.</text:p>
      <text:p text:style-name="First_20_line_20_indent">Голос затих. Из каких-то незаметных глазу отверстий повалил белый дым. Майкл вскочил, но это было его последнее движение. Тело перестало ему повиноваться. Жуткий холод окатил его с ног до головы, и тьма опустилась на глаза. Белый газ заполнил уже всю камеру, лишь тогда он <text:soft-page-break/>перестал выбиваться из стен. Постепенно он осел и скоро совсем исчез. Камера была пустой, если не считать одинокой статуи человека, стоявшей в центре. Приговор был исполнен.</text:p>
      <text:p text:style-name="P2"/>
      <text:h text:style-name="Heading_20_2" text:outline-level="2"><text:bookmark-start text:name="__RefHeading___Toc7935_3980973373"/>Глава 4.<text:bookmark-end text:name="__RefHeading___Toc7935_3980973373"/></text:h>
      <text:p text:style-name="First_20_line_20_indent">Майкл с трудом разлепил глаза. Еле двигая руками, он принялся потирать их, затем присел и огляделся. Он находился в автомобиле, мчащемся по городским улицам. Вздрогнув всем телом, Майкл поправил теплое одеяло, накинутое на плечи и придвинулся к водителю.</text:p>
      <text:p text:style-name="First_20_line_20_indent">- Так, может ты объяснишь мне, что произошло? И какое сегодня число? Да и вообще, куда и почему мы едем?</text:p>
      <text:p text:style-name="First_20_line_20_indent">- Хорошо, что ты очнулся. Ладно, все было так. Я поехал в одно место и напился до чертиков. Когда объявили твой приговор, я решил посмотреть, что да как. Вид у замороженного тебя, надо сказать, был гораздо умнее. Ну, все было бы просто превосходно, но через два дня сработал один из тех "жучков", что я брал. Перед тем, как твой дом исчез, я забросил туда радар, вот этот передатчик и сработал. Дом был там же, вот я и, прости уж, без спросу, решил его навестить. Ну а уж после того, что я там видел, я никак не мог спокойно быть в стороне, так что я просто поехал и выкрал тебя. Я считаю, что у тебя большое будущее, и мне не помешало бы быть к тебе поближе. Но теперь за нами опять гоняется полиция, а по моим расчетам у нас остается всего одиннадцать минут.</text:p>
      <text:p text:style-name="First_20_line_20_indent">- Почему одиннадцать минут?</text:p>
      <text:p text:style-name="First_20_line_20_indent">- Друг мой, во сколько исчез тогда твой дом? В полночь. А появился на этот раз когда? Снова в полночь. И сейчас мы едем к тебе.</text:p>
      <text:p text:style-name="First_20_line_20_indent">- Ко мне?</text:p>
      <text:p text:style-name="First_20_line_20_indent">- Ох, ну что не ясно? Только, если мы успеем до полуночи, и твой дом исчезнет, то все обойдется, иначе на обозрение будет выставлено уже два замороженных истукана.</text:p>
      <text:p text:style-name="First_20_line_20_indent">- Ага, - Майкл задумался. - И где фараоны сейчас?</text:p>
      <text:p text:style-name="First_20_line_20_indent">- Кто?..</text:p>
      <text:p text:style-name="First_20_line_20_indent">- Ну, полиция. Почему мы не видим погони?</text:p>
      <text:p text:style-name="First_20_line_20_indent">- Организация. Слишком много законов, которые даже полиция не имеет права нарушать. Кстати, прислушайся...</text:p>
      <text:p text:style-name="First_20_line_20_indent">Вдали тихо выла сирена, но ее пронзительный вой быстро приближался. Далеко позади в небе появились три геликоптера.</text:p>
      <text:p text:style-name="First_20_line_20_indent">- Самое скверное, что они знают, где мы, но затеряться мы уже не успеем. Держись!</text:p>
      <text:p text:style-name="First_20_line_20_indent">Автомобиль резко рванулся вперед и, обогнув несколько машин и выехав на пустой участок дороги, стал двигаться еще быстрее. Скоро он снова резко дернулся и с громким хлопком и шипением застыл на месте. Остановка была столь быстра и неожиданна, что Майкла мотнуло вперед, и он ударился головой о приборную доску.</text:p>
      <text:p text:style-name="First_20_line_20_indent"><text:soft-page-break/>- О-о! - потирая вздувающуюся шишку, Майкл вылез вслед за Дитом. - Ты что, с ума сошел? Мог бы хоть предупредить... Ты точно знаешь, что нам сюда?</text:p>
      <text:p text:style-name="First_20_line_20_indent">Питерсон хмыкнул. Он подошел к дверям и пнул ногой чуть левее створок. Те тут же распахнулись, показывая кабинку лифта.</text:p>
      <text:p text:style-name="First_20_line_20_indent">- Незапланированный способ, но тем не менее неизменно эффективный. Ладно, пошли... Сейчас нас не засекла следящая система дома, но стоит нам выйти, и мы снова у всех на виду, - стоя в лифте, Дит спокойно чистил ногти и притаптывал ногой.</text:p>
      <text:p text:style-name="First_20_line_20_indent">Наконец, лифт остановился, и, миновав прихожую, два беглеца выбежали на крышу. Нелепый на фоне города дом красовался там же, где и в прошлый раз, и Майкл, а за ним и Дит, бросились к дверям. Сзади слышался далекий вой сирены, и три прожекторных луча осветили нарушителей закона и то, к чему они так стремились.</text:p>
      <text:p text:style-name="First_20_line_20_indent">Таркин быстро вошел внутрь и запер дверь за своим гостем.</text:p>
      <text:p text:style-name="First_20_line_20_indent">- Так, теперь, если ты прав, мы в безопасности. Сколько осталось?</text:p>
      <text:p text:style-name="First_20_line_20_indent">- Тридцать две секунды... О, черт! Как я не люблю эту морозилку! - Дит выругался, глядя в окно. - Что ж, будем надеяться, что успеем...</text:p>
      <text:p text:style-name="First_20_line_20_indent">"Десять, девять, восемь..." - беглецы молча считали время. - "Два, один, ноль!..."</text:p>
      <text:p text:style-name="First_20_line_20_indent">И ничего не произошло.</text:p>
      <text:p text:style-name="First_20_line_20_indent">- что случилось? Черт, надо же так влипнуть! - Питерсон пнул со злости подвернувшийся ему стул. Тот с громким стуком отлетел в другой конец комнаты.</text:p>
      <text:p text:style-name="First_20_line_20_indent">Огромный купол опустился сверху. Стены его помутнели, и послышалось шипение. Сразу стало холоднее.</text:p>
      <text:p text:style-name="First_20_line_20_indent">- Ну, это все...</text:p>
      <text:p text:style-name="First_20_line_20_indent">- Извини, что втянул тебя во все это. Но я вправду...</text:p>
      <text:p text:style-name="First_20_line_20_indent">- Да ладно! Я просто романтичный идиот, сам во всем виноват.</text:p>
      <text:p text:style-name="First_20_line_20_indent">И в тот момент, когда тяжелый дым стал пробиваться через дверь, по комнате разлился запах озона, а дом тряхнуло. Сирена тут же стихла.</text:p>
      <text:p text:style-name="First_20_line_20_indent">- Сработало!..</text:p>
      <text:p text:style-name="P2"/>
      <text:h text:style-name="Heading_20_2" text:outline-level="2"><text:bookmark-start text:name="__RefHeading___Toc7937_3980973373"/>Глава 5.<text:bookmark-end text:name="__RefHeading___Toc7937_3980973373"/></text:h>
      <text:p text:style-name="First_20_line_20_indent">Утро выдалось неплохим. Ярко светило солнце, мягкий грибной дождик поливал траву у дома сверкающими, как алмазы, каплями.</text:p>
      <text:p text:style-name="First_20_line_20_indent">- Как хорошо <text:s/>быть снова дома!</text:p>
      <text:p text:style-name="First_20_line_20_indent">- Полностью с тобой согласен, но сейчас не время расслабляться, - Дит методично выжимал тридцатидвухкилограммовую гирю. - Надо решить, что нам делать дальше. Так просто этого оставить нельзя, ты сам должен понимать.</text:p>
      <text:p text:style-name="First_20_line_20_indent"><text:soft-page-break/>- Да, да... - Майкл рассеянно любовался темно-синим с зелеными и красными разводами <text:s/>куполом института.</text:p>
      <text:p text:style-name="First_20_line_20_indent">- Нам необходимо запастись продуктами и еще раз осмотреть дом и эти места. Почему вдруг такое случилось с твоим домом? Может, как-то в этом виноват ваш институт? Мы уже не знаем в точности сути открытия, сделанного Таркиным...</text:p>
      <text:p text:style-name="First_20_line_20_indent">- Погоди, погоди! Ты говоришь так, как будто я уже его сделал, но для меня это все еще в возможном будущем. И сейчас я понятия не имею, за что браться. Я в себе не уверен. И вообще, тот ли я Таркин?</text:p>
      <text:p text:style-name="First_20_line_20_indent">- Тот, тот! В этом-то ты можешь не сомневаться, я все проверил. Стал бы я соваться в это мероприятие, если бы не был уверен в его выгодности.</text:p>
      <text:p text:style-name="First_20_line_20_indent">- Ладно, - Майкл стукнул себя по коленям. Встал и ушел в магазин.</text:p>
      <text:p text:style-name="First_20_line_20_indent">Через полчаса холодильник и бар были забиты до отказа продуктами. Питерсон сидел среди этого изобилия и смачно жевал пиццу, обильные запасы которой сделал Майкл.</text:p>
      <text:p text:style-name="First_20_line_20_indent">- Да, что ни говори, а натуральные продукты гораздо лучше синтетических...Ну с этим все. Теперь еще одно, как мне попасть в институт? Может, я увижу там нечто такое, что видел и у себя дома, вдруг это поможет нам. А, черт! Чуть не забыл! Ты заметил, <text:s/>что на этот раз перенос во времени произошел несколько позже? Почему? То ли скачки во времени затихают, то ли на это влияет масса, то ли еще что?</text:p>
      <text:p text:style-name="First_20_line_20_indent">- Не знаю... Нам следует торопиться, скоро будет дождь, - с тревогой проговорил Майкл, глядя, как по ровной поверхности <text:s/>купола института скользят сверху низ <text:s text:c="2"/>широкие желтые полосы.</text:p>
      <text:p text:style-name="First_20_line_20_indent">Раздались далекие раскаты грома. Первые молнии ударили где-то над полигоном. Редкие мелкие капли упали на тропинку перед домом, только-только просохшую после утреннего дождя. Соседская собака пробегала мимо дома, но вдруг шарахнулась в сторону. Сквозь какую-то дымку было видно, как она оскалилась. Дом тряхнуло, и запахло озоном.</text:p>
      <text:p text:style-name="P2"/>
      <text:h text:style-name="Heading_20_2" text:outline-level="2"><text:bookmark-start text:name="__RefHeading___Toc7939_3980973373"/>Глава 6.<text:bookmark-end text:name="__RefHeading___Toc7939_3980973373"/></text:h>
      <text:p text:style-name="First_20_line_20_indent">- Черт возьми! Почти все расчеты летят к черту. И ведь что самое интересное, перенос осуществляется как раз в тот момент, когда его не ожидаешь. Итак, мы попали в то место, а, если быть точным, в то время, где ты очутился тогда. Какие будут предложения? Лично я за экспедицию, благо мы к ней все равно уже подготовились.</text:p>
      <text:p text:style-name="First_20_line_20_indent">- А <text:s/>что если опять произойдет незапланированный переход?</text:p>
      <text:p text:style-name="First_20_line_20_indent">- Ну, дня два-три можно и потерпеть. Продукты вытащим наружу, снаряжение тоже. Я думаю, переживем, ведь не может же эта махина, Дит махнул головой <text:s/>в сторону дома, - оставить нас тут навсегда.</text:p>
      <text:p text:style-name="First_20_line_20_indent">- Хм...</text:p>
      <text:p text:style-name="First_20_line_20_indent">Всего лишь через пятнадцать минут двое готовых на многое мужчин вышли из дома и бодрым шагом направились в самую гущу зарослей. Углубившись лишь на два шага под покров <text:soft-page-break/>неведомых им растений, они совсем потеряли из виду дом и ту поляну, на которой он стоял. Путь был трудным, но Питерсон отыскал тропинку, и путешественники отправились уже по ней, не забывая время от времени помечать дорогу. На протяжении трех часов им не попадалось ничего примечательного, только однажды переполз им дорогу толстый удав, да какая-то цветастая птица обкричала их своим хриплым квакающим смехом..</text:p>
      <text:p text:style-name="First_20_line_20_indent">- И долго мы еще будем так идти?</text:p>
      <text:p text:style-name="First_20_line_20_indent">- Не знаю, спроси у кого-нибудь.</text:p>
      <text:p text:style-name="First_20_line_20_indent">- Ты все шутишь, ведь здесь только эти лианы, деревья, муравьи... да еще пара разъяренных тварей впереди.</text:p>
      <text:p text:style-name="First_20_line_20_indent">- Как поступают в таких случаях герои? Убегают!</text:p>
      <text:p text:style-name="First_20_line_20_indent">Покрытые со всех сторон чешуйчатой броней, два животных, похожих на носорогов, с громким фырканьем бросились на путешественников, низко наклонив свои тупые шипастые головы. Раздумывать было некогда. Майкл резко рванул влево и бросился сквозь колючки, оставляя за спиной гневное фырканье неведомых зверей. Лишь когда эти тревожные звуки утихли, <text:s text:c="2"/>он остановился и осмотрелся. <text:s text:c="3"/>Маленькая полянка, где он очутился, была полна сумраком и тишиной. Густое переплетение крон деревьев не пропускало ни одного лучика солнечного света, ветра тоже, конечно же, не было. Только один человек нарушал мертвенный покой поляны своим дыханием, и этим человеком был Майкл. Он не стал долго раздумывать над тем, как могло случиться, что он и Дит разбежались в стороны. Нужно было что-то делать, уже темнело...</text:p>
      <text:p text:style-name="P2"/>
      <text:h text:style-name="Heading_20_2" text:outline-level="2"><text:bookmark-start text:name="__RefHeading___Toc7941_3980973373"/>Глава 7.<text:bookmark-end text:name="__RefHeading___Toc7941_3980973373"/></text:h>
      <text:p text:style-name="First_20_line_20_indent">Просто счастье, что Майкл захватил с собой и спички. Легкие древесные стволы сгорали быстро, но тепла и света давали вполне достаточно, чтобы не чувствовать себя слишком одиноким. <text:s/>Накинув куртку на плечи, Майкл сидел у костра и задумчиво смотрел на языки пламени, лишь изредка шевелясь, чтобы подбросить в огонь еще пару - другую кусков древесины. В мирном потрескивании поленьев тонули все лесные шумы и шорохи, что так пугали Майкла, пропадало всякое чувство беспокойства, и он заснул.</text:p>
      <text:p text:style-name="First_20_line_20_indent">А <text:s/>утро выдалось туманным и прохладным. От костра, полностью выгоревшего за ночь, осталось только черное пятно золы на земле, и для того, чтобы согреться, Таркину пришлось обежать несколько раз вокруг полянки, дожидаясь, пока новый костер, который он разжег, не обрел силу. Из того продовольствия, что путешественники брали с собой, Майкл выбрал чай, хлеб и банку тушеной говядины, которую подогрел на огне. Позавтракав, он взвалил рюкзак со снаряжением и припасами на плечи и снова углубился в лесную чащу.</text:p>
      <text:p text:style-name="First_20_line_20_indent">Лишь приблизительно помня, с какой стороны он пришел, Майкл медленно брел по зарослям гигантских папоротников, то и дело нагибаясь, чтобы не задеть случайно один из листов. Удавалось это не всегда, и тогда целый водопад холодной воды обрушивался ему на плечи, так что пройдя тем путем всего около часа, Майкл совсем промок. Однако, заросли скоро кончились, и Таркин еле успел остановиться и удержаться на краю пропасти, скорее даже каньона, открывшегося перед ним. Размеренный лесной шум, огромная котловина, покрытые туманом <text:soft-page-break/>деревья создавали величественный вид, который Майкл не решился описать словами. Он стоял на самом краю каньона, держась левой рукой за папоротник, и любовался пейзажем. Ветра не было, и единственным движением, которое он наблюдал, был полет каких-то птиц, которые то ныряли вниз, совершенно пропадая в зеленой листве, то вновь выныривали вверх, поднимаясь метров до двадцати над вершинами деревьев.</text:p>
      <text:p text:style-name="First_20_line_20_indent">Но неожиданно громкий и резкий звук выстрела отвлек Майкла от созерцания природы. Стая, за которой он наблюдал, резко свернула влево и окончательно скрылась в зарослях, а сам он вздрогнул и чуть было не упал вниз. Было непонятно, откуда этот выстрел прозвучал. Эхо от него долгим звуком раздалось по котловине, совершенно скрывая его направление. </text:p>
      <text:p text:style-name="First_20_line_20_indent">Майкл прислушался.</text:p>
      <text:p text:style-name="First_20_line_20_indent">- Так, этого места я раньше не видел, значит, забрел не туда. По-моему, надо зайти в лес, иначе <text:s/>я так и не узнаю, откуда стреляли. Ну что ж, пошли...</text:p>
      <text:p text:style-name="First_20_line_20_indent">Он вздохнул и снова углубился в чащу. Едва уворачиваясь от водопадов, то и дело грозивших его залить с ног до головы ледяной водой. Выглянуло солнце, туман стал рассеиваться, а одежда Таркина стала высыхать, окатывая его наплывами влажного тепла. Прежней поляны Майкл не нашел, но зато вышел на тропу.</text:p>
      <text:p text:style-name="First_20_line_20_indent">- Эй, Ди-ит!.. - не очень надеясь на успех, Майкл убрал руки ото рта и еще раз прислушался, а затем достал из-за плеч винтовку и выстрелил в воздух.</text:p>
      <text:p text:style-name="First_20_line_20_indent">Звук от выстрела разнесся по тропе, практически тут же исчезнув в окружающих со всех сторон лесах.</text:p>
      <text:p text:style-name="First_20_line_20_indent">- Ди-и-ит!.. - Майкл закашлялся.</text:p>
      <text:p text:style-name="First_20_line_20_indent">Свалив прямо на тропу несколько деревьев, он поджег их и, когда огонь разгорелся, набросал сверху зеленых веток. Сноп искр разлетелся в разные стороны, а к небу поднялся столб густого дыма. Таркин сбросил рюкзак и винтовку на землю и, обдирая ладони, стал карабкаться вверх по одному из деревьев, растущих по краю тропы. Добравшись до места, где ветви стали трещать под его тяжестью, он осмотрелся. Еще один столб дыма далеко на севере поднимался к небу, где высоко - высоко рассеивался в виде облака, образуя подобие ядерного гриба. Задержав на миг дыхание, Майкл шумно выдохнул воздух и...</text:p>
      <text:p text:style-name="First_20_line_20_indent">Раздался треск. И с громким криком Таркин начал свое падение вниз. Сломав по пути четыре ветки, он уцепился за пятую, но и она не выдержала и сломалась, лишь немного приостановив его падение. Упав на землю, Майкл застонал и, медленно поворачиваясь, стал потирать ушибленные места.</text:p>
      <text:p text:style-name="First_20_line_20_indent">- Черт возьми! Среди всего этого похоже лишь один закон остался неизменным, закон всемирного тяготения.</text:p>
      <text:p text:style-name="First_20_line_20_indent">Поднявшись на ноги, Таркин сделал несколько прихрамывающих шагов в сторону оставленных на земле вещей и остановился.</text:p>
      <text:p text:style-name="First_20_line_20_indent">- Так, а это еще что такое?</text:p>
      <text:p text:style-name="First_20_line_20_indent"><text:soft-page-break/>Небольшое животное ростом с овчарку, все покрытое бурой шерстью, напоминающее по виду одновременно медведя и кенгуру, стояло возле рюкзака, опустив в него свою мордочку. За громким хрустом и чавканьем оно видимо не услышало приближения человека и по-прежнему увлеченно грабил припасы, только поводя нетерпеливо хвостом и ушами. Майкл кинул в него камнем, и оно тут же оторвалось от еды, показавшись наконец полностью. Маленькие черные глазки с любопытством смотрели на невиданное прежде существо - человека. Если бы Майкл встретил это животное в нормальной обстановке, то непременно улыбнулся, так как был романтичной, любящей природу и детей натурой, но сейчас, разозленный падением с дерева и вообще всем произошедшим с ним, он со злостью наблюдал за пенистой струйкой жидкости, капавшей изо рта зверька, то ли слюной, то ли немецким пивом, прокушенные банки из-под которого валялись рядом. Зверек срыгнул и снова залез мордочкой в рюкзак.</text:p>
      <text:p text:style-name="First_20_line_20_indent">Издав утробное рычание, Майкл в два прыжка подскочил к зверьку и пнул его прямо под подергивающийся хвост. Животное завизжало и подскочило в воздух. Упав на землю, оно, низко пригибаясь, бросилось в кусты, и скоро только разорванный рюкзак и остатки припасов напоминали о его визите. Таркин поднял с земли куртку и стал тушить ею костер. Только он его затушил, как снова услышал за спиной чавканье. Майкл вздрогнул.</text:p>
      <text:p text:style-name="First_20_line_20_indent">- Господи! Ну сколько же можно?</text:p>
      <text:p text:style-name="First_20_line_20_indent">Подняв с земли палку, он с разворота бросил ее на звук. Одна из тварей, подобных тем, что распугали день назад путешественников, заинтересованно изучала остатки пиршества своего предшественника. Она, похоже, никак не ожидала, что в нее полетят палки. Разумеется, никакого вреда ей это причинить не могло, но для того, чтобы разозлить, этого оказалось вполне достаточно. Тупое рыло с подергивающейся нижней губой и такие же тупые глазки, налитые кровью, обратились в сторону обидчика. Фыркнув, зверь копнул землю ногой и бросился на человека.</text:p>
      <text:p text:style-name="First_20_line_20_indent">"Черт возьми!" - пронеслось в голове у Майкла, когда ноги несли его к деревьям. "Черт возьми!" - подумал он, глядя на визжащего в дикой ярости зверя. Сам он в это время уже сидел на ветке большого дерева, на которое взобрался в мгновение ока. - "Похоже, я всю жизнь буду вспоминать этот прыжок вверх. Чего только не сделаешь со страха".</text:p>
      <text:p text:style-name="First_20_line_20_indent">- Ну, ты, тварь! Долго ты будешь сидеть там внизу? Думаешь, у меня без тебя хлопот нет?</text:p>
      <text:p text:style-name="First_20_line_20_indent">Майкл с беспокойством наблюдал, как взбешенное животное разбегалось на несколько метров и бросалось затем своей шипастой головой на дерево, на котором он сидел. Древесный ствол уже был расщеплен в нескольких местах, и все новые куски и щепки отлетали с каждым новым броском. Ствол дерева внизу стал тоньше уже почти наполовину, когда зверь попятился назад слишком далеко и наступил на еще не остывшие угли сигнального костра, разведенного Майклом.</text:p>
      <text:p text:style-name="First_20_line_20_indent">Режущий ухо визг, эхом разнесшийся по тропе, оглушил Майкла. Зверь брыкнул опаленными задними ногами и, забыв по обидчика, бросился бежать . лишь тогда Таркин вздохнул спокойно и стал спускаться.</text:p>
      <text:p text:style-name="First_20_line_20_indent">- Всегда говорил, что такие приключения не для меня. О-ох, - он потирал поясницу. - Можно подумать, все твари этого мира собрались, чтобы поглазеть на меня.</text:p>
      <text:p text:style-name="First_20_line_20_indent"><text:soft-page-break/>Он взвалил остатки снаряжения на плечи и, прихрамывая на левую ногу, двинулся в ту сторону, где совсем недавно видел дым. По пути он думал обо всем происходящем. Ясно, что все это как-то связано с институтскими экспериментами. Нейтринно-плазменный ускоритель, начавший работать неделю назад, несомненно сыграл свою решающую роль. Три силовых кабеля, идущие от институтского комплекса, от ядерного реактора, испарились при перемещении во времени. Возможно, виноват был и порошкообразный состав стен дома, части которого изготавливались прямо в лабораториях.</text:p>
      <text:p text:style-name="First_20_line_20_indent">Мысли беспокойным роем формул и гипотез вертелись в голове Майкла. Он так задумался, что шел вперед чисто машинально, отодвигая руками ветки и лианы, встречающиеся на пути. Дело близилось к полудню. Сквозь густую крону деревьев солнечные лучи яркими сияющими копьями пронзали заросли, придавая им еще более непроходимый вид. Время от времени Таркин кричал, надеясь услышать ответ, но его все не было. По пути он пересек несколько тропинок и полянок, но не обследовал их из-за нехватки времени. Кроме того, большие следы лап и копыт не прибавляли желание подробнее изучать того, кто их оставил. Однажды Майкл остановился для того, чтобы разжечь еще один сигнальный костер, но, забравшись кое-как на дерево, не увидел ответного столба дыма, который мог бы указать, в какой стороне находится Дит. Оставалось уповать на удачу и идти вперед.</text:p>
      <text:p text:style-name="P2"/>
      <text:h text:style-name="Heading_20_2" text:outline-level="2"><text:bookmark-start text:name="__RefHeading___Toc7943_3980973373"/>Глава 8.<text:bookmark-end text:name="__RefHeading___Toc7943_3980973373"/></text:h>
      <text:p text:style-name="First_20_line_20_indent">И вот, наконец-то, метка. Прорубленный, о чем свидетельствовали концы веток, в чаще коридор пересекал дорогу Майклу. Примятая и не успевшая еще подняться трава однозначно указывала направление, поэтому Таркин без промедления отправился вперед.</text:p>
      <text:p text:style-name="First_20_line_20_indent">"Невероятно, просто чудо, что я нашел этот путь. Уф, чуть было не проскочил мимо, а то, чтобы найти на территории не менее десяти тысяч квадратных миль единственный знак, указатель цели, ведь это же небывалое везение." - Душа Майкла прыгала и пела.</text:p>
      <text:p text:style-name="First_20_line_20_indent">Радость распирала его грудь, а на губах проявилась улыбка. Резко увеличив скорость, позабыв про все свои царапины, он шел вперед, не останавливаясь ни на миг. Какая-то тень пронеслась над ним с легким шелестом. Майкл увидел ее лишь мельком. Она напомнила ему один из тех глайдеров, что он видел в будущем. Таркин так был увлечен дорогой, что почти не обратил на нее внимание, однако завпечатленное на сетчатке изображение заставило его поднять голову вверх. Но загадочная тень уже исчезла, и Майкл решил, что это была какая-то птица. Он продолжил свой путь.</text:p>
      <text:p text:style-name="First_20_line_20_indent">А тропа все вела и дела, загибаясь вправо. Было видно, что по ней прошли недавно: нерасправившаяся трава, капли сока на обрубленных лианах и ветках - все это могло означать одно, если Майкл поторопится, то скоро догонит того, кто оставил эти следы. И вот долгожданный миг настал. Таркин уже выбивался из сил, когда услышал какое-то бормотание или гудение. Он попытался крикнуть, но за время перехода в горле у него так пересохло, что он смог выдавить из себя только кашель. Сначала он не мог понять, за шум раздавался впереди, но, продвигаясь вперед, к открывающейся его взгляду полянке, Майкл уловил намеки мелодичности и различил слова, а скоро и увидел стоящего к нему спиной человека. Тот сидел на поваленном <text:soft-page-break/>папоротникообразном стволе дерева, курил и методично стругал палку, напевая какие-то песенки. Слух у него отсутствовал полностью.</text:p>
      <text:p text:style-name="First_20_line_20_indent">- Ну ладно, Дит, кончай свой концерт, - Майкл тихо подкрался к сидящему и похлопал его по плечу.</text:p>
      <text:p text:style-name="First_20_line_20_indent">Человек резко вскочил и повернулся к Майклу лицом, показывая картофельной формы нос и густые усы под ним. Он снял очки, протер их платком и посмотрел через них на Таркина.</text:p>
      <text:p text:style-name="First_20_line_20_indent">- Э-э, - вот и все, что Майкл смог выдавить. Это был не Дит Питерсон.</text:p>
      <text:p text:style-name="P2"/>
      <text:h text:style-name="Heading_20_2" text:outline-level="2"><text:bookmark-start text:name="__RefHeading___Toc7945_3980973373"/>Глава 9.<text:bookmark-end text:name="__RefHeading___Toc7945_3980973373"/></text:h>
      <text:p text:style-name="First_20_line_20_indent">- Я, я не... я не... - незнакомец отступил на шаг, нервно шаря руками по карманам. -А Вы... Н-да!..</text:p>
      <text:p text:style-name="First_20_line_20_indent">Он повернулся на сто восемьдесят градусов и бросился к чемоданчику, лежавшему немного в стороне от того места, где он прежде сидел. Вытащив из брючного кармана какую-то коробочку, человек в очках что-то нажал на ней и...</text:p>
      <text:p text:style-name="First_20_line_20_indent">Майкл сразу узнал сияющий голубоватый свет, окутавший незнакомца с чемоданом со всех сторон.</text:p>
      <text:p text:style-name="First_20_line_20_indent">- Подождите! Куда вы? - он протянул вперед руку, но странный человек уже исчез, оставив лишь запах озона за собой.</text:p>
      <text:p text:style-name="First_20_line_20_indent">Трудно передать словами то, что испытал Майкл в этот момент. Разочарование оттого, что это был не Дит, удивление, что кто-то еще в этом мире был чужим и то, что он мог, похоже, свободно перемещаться во времени, но больше всего было горечи. Пустота и злые слезы душили его. Кто бы он ни был, этот незнакомец, он не мог, просто не имел права, бросать его здесь одного. И тут Майкл вспомнил ту тень, которую заметил по пути к поляне. Теперь он был почти полностью уверен, что это был глайдер. Небольшой летательный аппарат из будущего. Невероятно, казалось бы, но за последние несколько дней Таркин видел столько всего, что был готов поверить в самые невероятные вещи.</text:p>
      <text:p text:style-name="First_20_line_20_indent">Майкл глубоко вздохнул.</text:p>
      <text:p text:style-name="First_20_line_20_indent">- Так или иначе, не стоит терять надежды. Значит, мы тут не в одиночестве. Посмотрим, удастся ли мне найти что-нибудь любопытное. - Он осмотрел поляну.</text:p>
      <text:p text:style-name="First_20_line_20_indent">Странный человек оставил после себя только нож, забытый возле недоструганной палки, да тропу, единственную дорогу, уводящую с этого места, которое уже начало давяще действовать на Майкла. Он посмотрел по сторонам, на небо, на солнце, уже садящееся, и опустился на траву. Сил идти куда бы то ни было уже не хватало, и Майкл решил переночевать здесь. Сидя у костра, он начал было размышлять о том, как идут без него дела в университете, о происходящем, но ничего не надумал, поэтому он просто сидел и смотрел на огонь ночного костра. Вспоминалось детство, когда он, как и многие другие, зачитывался комиксами и фантастикой, постоянно бегал с игрушечным бластером и пугал соседей. Позже эти забавы перешли во вполне серьезное увлечение энергетикой, которое он пронес через все школьные годы. Первая любовь и <text:soft-page-break/>разочарование, эти воспоминания он сразу же отогнал от себя, лишь смахнув выступившую против воли слезу. Институт. Ему живо припомнился чудаковатый профессор, преподающий физику, его манеру подергивать головой при проведении занятий. А затем, что было затем? Работа, переезды, снова работа, работа, работа... И все? Кроме случаев, когда фортуна ученого улыбалась ему, он никогда прежде не знал настоящих приключений. И вот, по странной причуде судьбы, он попал в такое происшествие, что вся прежняя жизнь единым серым пятном терялась на фоне последних событий...</text:p>
      <text:p text:style-name="First_20_line_20_indent">Чтобы отвлечься от грустных мыслей, Майкл взял в руки нож, оставленный ему незнакомцем. Ручка из светло-коричневого пластика или какого-то другого похожего материала привлекала внимание с первого взгляда. С одной стороны она была как будто расщеплена и содержала на своей поверхности знаки, похожие на иероглифы. Спираль на ее конце заканчивалась посередине острым выступом багрового цвета. В отблесках огня он как кровавый глаз светился внутренним светом. Лезвие было самым обычным, не считая невероятной остроты и отверстия замысловатой формы посередине. Сантиметров шестнадцать в длину, лезвие составляло примерно две трети от общей длины ножа. Подняв его вверх, Майкл разжал пальцы и с удовлетворением увидел, как тот на всю длину лезвия вошел в полено. Весь остаток ночи Майкл провел без сна. Решив хоть как-то разобраться в ситуации, он достал из кармана блокнот и до самого рассвета, под мерцающий свет костра, писал длинные ряды формул и рисунков.</text:p>
      <text:p text:style-name="First_20_line_20_indent">Похоже, каждое утро здесь не отличалось одно от другого. Просохнув после предрассветной росы, Майкл подхватил свои скромные пожитки и двинулся обратно по той тропе, по которой вышел на поляну, здраво рассудив, что, раз незнакомец исчез здесь, то появиться -то он должен был в другом месте. Надежда найти что-либо или кого-либо там, вновь горела в его душе.</text:p>
      <text:p text:style-name="First_20_line_20_indent">Кое-как ориентируясь по обрубкам толстых веток, Майкл шел вперед часа три, пока не вышел еще на одну поляну, которых здесь, видимо, имелось во множестве. Странный вид поляны сразу обращала на себя внимание. В самом центре открытого места трава была примята и концентрическими кругами расходилась в сторону леса. Узкая дорожка, протоптанная в траве, <text:s/>вела от центра поляны к огромному толстому дереву, растущему поблизости.</text:p>
      <text:p text:style-name="First_20_line_20_indent">- Хм, более всего это напоминает аэродром, и ставлю три против одного, что здесь что-то не так.</text:p>
      <text:p text:style-name="First_20_line_20_indent">Майкл подошел к дереву. Легкая вибрация и еле заметный шум, которые ощущались лишь возле самого ствола, наводили на мысль, что внутри лесного великана скрыта какая-то тайна, причиной которой являлся человек. Подробный осмотр дерева ничего не дал. Шероховатая кора надежно скрывала все щели, даже если они и имелись. Не было никаких признаков двери или отверстия, однако Таркин почувствовал, что с одной стороны дерево как будто теплее.</text:p>
      <text:p text:style-name="First_20_line_20_indent">Негромкое гудение и тень, закрывшая собой солнце, заставили Майкла насторожиться и спрятаться в кусты. Он прекрасно помнил, какое впечатление произвел вчера на человека, чей путь привел его сюда. Грузовой летательный аппарат с тремя темно-зелеными буквами “Т” на борту садился на поляну. Струя воздуха, бившая из-под его днища, пригибала траву, заставляя ее ложиться неестественным образом. Но вот, геликоптер сел. На его бортах зажглись на миг и погасли сигнальные огни, боковая дверь распахнулась, и оттуда вышел человек, в котором Майкл <text:soft-page-break/>тут же узнал вчерашнего незнакомца. Он прищурился, посмотрел в сторону солнца, сошел с геликоптера на поляну и что-то крикнул внутрь.</text:p>
      <text:p text:style-name="First_20_line_20_indent">Три человека вышли оттуда. Двое мужчин в серо-зеленых комбинезонах вели с собой Дита. У него был вид заключенного, однако лицо выражало спокойствие. Здраво рассудив, что соваться не разобравшись в это дело не следует, Майкл остался в кустах.</text:p>
      <text:p text:style-name="First_20_line_20_indent">А человек в очках, который был, похоже, предводителем этой компании, подошел к дереву и, вытащив из кармана такой же нож, как и тот, что оставил на поляне, приложил его одним концом рукояти к стволу. Красный камень на конце загорелся, кора отделилась, открывая проход внутрь. Убрав нож и призывно махнув рукой, незнакомец вошел. Дит и двое сопровождающих его последовали за вошедшим. Кусок коры встал на место, лишь только нога последнего человека перенеслась через порог. Геликоптер последний раз мигнул своими бортовыми огнями, поднялся вверх и, как “Летучий Голландец”, тихо скрылся за вершинами окружающих поляну деревьев. Только когда поляна вновь приобрела свой первоначальный вид, Майкл выбрался из своего убежища и подкрался к большому дереву, как раз к тому месту, где видел вход. Таркин старательно осмотрел тот участок, куда прикладывался ключ-нож. Складки коры, казалось, были везде одинаковыми, и только спустя много времени и затратив массу усилий, Майкл разглядел это место. Достав из-за пазухи свой нож, он приложил его рукояткой к дереву. Точно совпав вырезом со складками коры, нож как будто приклеился к стволу на несколько секунд. Пальцами, пиржатыми к таинственным знакам на рукояти, Майкл ощутил легкое покалывание электрического тока. Как лампочка, камень, украшающий торец, засветился, разгораясь все ярче и ярче. Кусок древесной коры плавно отошел в сторону, обнажив внутреннюю пластиковую облицовку. Лестница, ведущая вниз, манила за собой, и Таркин, прихватив с собой нож, стал спускаться, стараясь не обращать внимания на закрывшийся за ним проход.</text:p>
      <text:p text:style-name="P2"/>
      <text:h text:style-name="Heading_20_2" text:outline-level="2"><text:bookmark-start text:name="__RefHeading___Toc7947_3980973373"/>Глава 10.<text:bookmark-end text:name="__RefHeading___Toc7947_3980973373"/></text:h>
      <text:p text:style-name="First_20_line_20_indent">Лестница заканчивалась у коридора. Пять дверей, четыре справа и одна слева, скрывали за собой неизвестность, но за одной из них слышались голоса, и Майкл направился прямо к ней. Тихо, чтобы не привлечь ничьего внимания, он подкрался к комнате, в которой говорили, и осторожно заглянул в щель.</text:p>
      <text:p text:style-name="First_20_line_20_indent">- Итак, Вы не собираетесь отвечать... Я спрашиваю Вас, Питерсон, последний раз, что Вы здесь делаете и как Вы сюда попали? Согласитесь, несколько странно встретить в непроходимых лесах еще до появления людей человека, да при этом еще того, кто является твоим злейшим врагом.</text:p>
      <text:p text:style-name="First_20_line_20_indent">- Ох, Лизерт! Ведь Вы же знаете, что я все равно ничего вам не скажу. У меня надежный психологический барьер. Садистские методы тоже не помогут.</text:p>
      <text:p text:style-name="First_20_line_20_indent">- Вы так думаете?</text:p>
      <text:p text:style-name="First_20_line_20_indent">- Да, если только вы слышали об отряде Новых. Я был один из них.</text:p>
      <text:p text:style-name="First_20_line_20_indent">- ...</text:p>
      <text:p text:style-name="First_20_line_20_indent"><text:soft-page-break/>Того, кого называли Лизертом, молча встал и принялся ходить по комнате. Когда он вновь заговорил, в его голосе уже не было прежней уверенности.</text:p>
      <text:p text:style-name="First_20_line_20_indent">- Этого я не учел. Мы считали, что все Новые погибли при их переезде в Пятый район.</text:p>
      <text:p text:style-name="First_20_line_20_indent">- Как Вы можете убедиться, Вы ошиблись. Но ведь у вас хватит благоразумия не пытаться выяснить это на практике?</text:p>
      <text:p text:style-name="First_20_line_20_indent">- Вы правы. Это чертовски опасно. Тем не менее, как я могу выяснить, правда ли то, что Вы говорите?</text:p>
      <text:p text:style-name="First_20_line_20_indent">- Это ваши проблемы, Лизерт. А теперь оставьте меня одного.</text:p>
      <text:p text:style-name="First_20_line_20_indent">- Хорошо, - Лизерт махнул рукой. - Увести его в лазарет!</text:p>
      <text:p text:style-name="First_20_line_20_indent">Майкл быстро осмотрелся. Спрятаться было негде, поэтому он подбежал к лестнице и поднялся вверх на несколько ступенек. Из всего того, что он слышал, Таркин почти ничего не понял. Ему было ясно только то, что Дит оказался не простым нарушителем закона, но и человеком довольно-таки известным. Неверно было бы считать, что их встреча в ресторане была случайной.</text:p>
      <text:p text:style-name="First_20_line_20_indent">Вывели Питерсона. Майкл видел только ботинки вышедших, но этого было достаточно, чтобы узнать, где будет содержаться его товарищ. Дита завели в комнату, ту, что была единственной с этой стороны, и дверь за ним заперли. Ботинки простучали обратно, и Майкл, облегченно вздохнув, снова спустился в коридор.</text:p>
      <text:p text:style-name="First_20_line_20_indent">- Хэй, ребята, кончай работать. Закончим все дела завтра, а затем - домой...</text:p>
      <text:p text:style-name="First_20_line_20_indent">Свет в коридоре потускнел. Те двое, приведшие сюда Питерсона, вышли из комнаты, в которой расположился Лизерт, и, даже не глядя по сторонам, зашли в соседнюю дверь. Майкл, у которого в этот миг перехватило дыхание, расслабился, с шумом выпустив воздух. Он понял, что теперь настала пора решительных действий. Как только все звуки стихли, Таркин подошел к той двери, за которой находился Дит. Замок на ней был такой же, как и у наружного входа, и Майкл, недолго думая, попытался его открыть, однако из его попытки ничего не вышло. Тогда он просто толкнул дверь, и под его рукой она легко отворилась, открывая за собой средних размеров комнату, единственным убранством которой были кровать и стол, да еще картина какого-то модерниста, изображающая спираль и глаз в ее центре. Сидевший на кровати Питерсон поднялся.</text:p>
      <text:p text:style-name="First_20_line_20_indent">- Вот уж кого я тут не ожидал увидеть, так это тебя. Как ты-то сюда попал?</text:p>
      <text:p text:style-name="First_20_line_20_indent">- Не время. Сначала я хочу узнать, в чем дело. Кто ты такой и кто такой Лизерт, что это за отряд Новых и что в них особенного?</text:p>
      <text:p text:style-name="First_20_line_20_indent">- С тобой нельзя не поспорить. Может, мы сперва уйдем отсюда? Раз уж ты попал сюда, значит, и выйти сможешь. А поговорить лучше в спокойной обстановке, где-нибудь подальше отсюда.</text:p>
      <text:p text:style-name="First_20_line_20_indent">- Ну, ладно...</text:p>
      <text:p text:style-name="First_20_line_20_indent">Крадясь как мыши, оба вышли в коридор. Майкл пошел было к лестнице, но Питерсон уверенно двинулся в противоположную сторону.</text:p>
      <text:p text:style-name="First_20_line_20_indent"><text:soft-page-break/>- Ты куда?</text:p>
      <text:p text:style-name="First_20_line_20_indent">Дит лишь призывно махнул рукой и подошел к комнате, где остался Лизерт. Приоткрыв дверь, он быстро зашел внутрь. Через минуту он вышел, при этом край его куртки заметно топорщился, как будто за ним скрывался небольшой предмет прямоугольной формы.</text:p>
      <text:p text:style-name="First_20_line_20_indent">- А теперь пошли отсюда, быстро!</text:p>
      <text:p text:style-name="First_20_line_20_indent">Со всех ног беглецы бросились к лестнице. Поднимаясь по ступенькам, Майкл на ходу вынул ключ-нож, прикидывая в уме, как им воспользоваться. Добравшись до двери, Майкл остановился, неловко вертя нож в руках, но Дит, не испытывая подобной нерешительности, выхватил у него ключ и вставил камнем в углубление дверной панели с левой стороны. Легкое голубоватое сияние обежало его с ног до головы.</text:p>
      <text:p text:style-name="First_20_line_20_indent">- А, черт! - Питерсон выронил нож, тряся рукой. - Блокировок понаставили.</text:p>
      <text:p text:style-name="First_20_line_20_indent">Но, несмотря на неведомые Майклу блокировки, дверная панель тихо отошла в сторону. Пахнуло прохладным вечерним ветерком. Свобода была близка, но стоило только Таркину перенести ногу через порог, как за его спиной тут же замигал тревожный красный свет и загудела сирена. Дит протолкнул замешкавшегося товарища вперед и выбежал сам. Панель встала на свое место, полностью укрыв от спящего леса все признаки цивилизации.</text:p>
      <text:p text:style-name="First_20_line_20_indent">- Бежим! - Питерсон подхватил Майкла за руку и потащил за собой.</text:p>
      <text:p text:style-name="First_20_line_20_indent">Бежали они долго. Постоянно петляя, сворачивая то вправо, то влево, Таркин совсем потерял чувство направления, но погони слышно не было, и он был уверен, они скрылись.</text:p>
      <text:p text:style-name="First_20_line_20_indent">- Уф, ну все, ушли!</text:p>
      <text:p text:style-name="First_20_line_20_indent">- Подожди! - Дит тревожно вслушивался. Затем он кивнул головой в сторону луны и сказал. - Нам надо пройти еще немного, вон туда. - Он усмехнулся. - Только тогда мы будем в большей или меньшей безопасности.</text:p>
      <text:p text:style-name="First_20_line_20_indent">Майкл скорчил недоуменно-согласную гримасу и пошел следом за своим проводником. На ходу он наслаждался прогулкой по ночному лесу. Дыша полной грудью, Таркин спокойно и весело оглядывался по сторонам. Дит же, напротив, был предельно сосредоточен и внимательно смотрел на только одному ему заметную дорогу. Иногда он поднимал голову вверх, и тогда <text:s/>его тревожный взгляд ощупывал все небо, которое было чисто. Облаков не было, и только Луна, ярко светившая сверху, да одинокие огоньки звезд приветливо смотрели вниз на этот суетный мир.</text:p>
      <text:p text:style-name="First_20_line_20_indent">Наконец, Дит с шумом выдохнул.</text:p>
      <text:p text:style-name="First_20_line_20_indent">- Ну вот, пришли... Теперь, если ты еще хочешь, я могу рассказать о том, что было со мной.</text:p>
      <text:p text:style-name="First_20_line_20_indent">- Да, но только все откровенно, без утайки.</text:p>
      <text:p text:style-name="First_20_line_20_indent">- Ладно. Итак, когда те две твари бросились к нам, я свернул в лес, но не побежал, а стал прятаться за деревьями... Кстати, очень надежный способ. В конце концов, тот зверь, что бежал за мной, и тот, что погнался за тобой, встретились вновь и, хрюкнув пару раз на прощание, ушли. Я же заметил, что тебя нет. Ото всей души надеясь на твою сообразительность, я остался на месте. Ночь была спокойной, погода - хорошей, так что я надеялся, что с тобой ничего не случится, за себя-то я был спокоен. Однако на следующий день я уже стал волноваться. Самый <text:soft-page-break/>крайний максимум времени, которое я отпускал на взаимные поиски, уже истек, а я, хоть и исходил все окрестности, не нашел твоих следов. Только однажды, заметив твой сигнальный костер, ведь это ты подавал сигнал?, я немного успокоился, и подал ответный знак. Решив идти навстречу, я не медлил. Не спеша продвигаясь вперед, я осматривался, и представь мое недоумение, когда вместо одного неприспособленного к диким условиям лаборанта, я встретил целую банду знакомых. Увы, они тоже заметили меня, а после недолгого разбирательства прямо в лесу, повезли на своем геликоптере на базу, где я и встретился с тобой. Это все...</text:p>
      <text:p text:style-name="First_20_line_20_indent">- Все? Ну нет! Я повторю свой вопрос, кто такие Новые и кто такой Лизерт?</text:p>
      <text:p text:style-name="P2"/>
      <text:h text:style-name="Heading_20_2" text:outline-level="2"><text:bookmark-start text:name="__RefHeading___Toc7949_3980973373"/>Глава 11.<text:bookmark-end text:name="__RefHeading___Toc7949_3980973373"/></text:h>
      <text:p text:style-name="First_20_line_20_indent">Дит помолчал, а затем серьезным тоном произнес.</text:p>
      <text:p text:style-name="First_20_line_20_indent">- Ну, что ж. Видимо, мне все-таки придется тебе расказать. Видишь ли, источник энергии, изобретенный тобой, был очень велик, поэтому конструкторы постоянно бились над тем, чтобы сделать его как можно более компактным. Даже в нашем городе, где без разрешения человеку практически ничего нельзя, кстати, это уже следствие, а не просто факт, существовали группы, которые шли наперекор закону и пытались похитить новые разработки. Свои эксперименты и иследования они, разумеется, хранили в тайне.</text:p>
      <text:p text:style-name="First_20_line_20_indent">Питерсон задумался на миг, а затем продолжил.</text:p>
      <text:p text:style-name="First_20_line_20_indent">- Одним из таких людей был Лизерт. Окончив юридический колледж, он в совершенстве овладел искусством манипууляции законами, но в энергетике ничего не смыслил. Он собрал вокруг себя пять блистательных ученых, работавших на него без передышки, но ничего не добился. А в это время неизвестно откуда прошел слух, что один маньяк-энергетик смог решить проблему уменьшения габаритов источника хронэктрической энергии, но власти держат изобретение в тайне.</text:p>
      <text:p text:style-name="First_20_line_20_indent">- Да. Это я понимаю. Но почему столько суеты из-за этого неведомого мне энергетического источника?</text:p>
      <text:p text:style-name="First_20_line_20_indent">- Ох, непросто объяснить человеку суть его будущего изобретения. Колоссальная мощь при малых затратах, практически “вечный двигатель”, не об этом ли мечтало человечество всю жизнь? Имея источник, Лизерт обрел бы неограниченную власть. В один миг он мог бы разрушить Город. Все коммуникационные системы, весь транспорт держатся только благодаря источнику. Но со временем он порядком поизносился, а копия, увы, была невозможна... Городу грозила смерть, и только хронэктрическая энергия могла спасти его от этой участи.</text:p>
      <text:p text:style-name="First_20_line_20_indent">- Послушай, ты говоришь, как поэму читаешь. Откуда такой стиль?</text:p>
      <text:p text:style-name="First_20_line_20_indent">- Хм, то, что я тебе здесь говорю, ты мог бы найти в каждой обучающей программе... Но не перебивай меня. Итак, новый источник был изготовлен. По своим размерам он был столь миниатюрен, что помещался в ладонях. Уже давно было замечено, что энергия источника благотворно влияет на организм, будь то кошка или человек, поэтому в одной из лабораторий, секретной, конечно, был проведен опыт по вживлению активного элемента. Мне трудно подобрать слова... Это было нечто вроде катализатора. Человек мог притягивать к себе хронэктрическую <text:soft-page-break/>энергию, подпитывая свои силы. Конечно, это относится лишь к энергии. Истощение уже не грозило людям, имеющим такой элемент, но они становились опасны. Уничтожая такого человека, убийца неизменно погибал и сам. Взрыв наподобие ядерного, если сравнивать по энергии, губил и жертву, и ее губителя, не оставляя при этом никаких следов радиации или чего-либо подобного.</text:p>
      <text:p text:style-name="First_20_line_20_indent">- Как аннигиляция?</text:p>
      <text:p text:style-name="First_20_line_20_indent">- Почти, - чуть замявшись, согласился Дит.</text:p>
      <text:p text:style-name="First_20_line_20_indent">- А источник?</text:p>
      <text:p text:style-name="First_20_line_20_indent">- Источник? Он, как единственный экземпляр, хранился в тайном убежище, но Лизерт каким-то образом узнал где и похитил его. Имея источник, он мог облюбовать себе эпизод времени, где смог бы спокойно жить и наслаждаться властью, но мы ему помешали. То, что мы встретились здесь, это пусть невероятная, но чистая случайность. Возможно, здесь все же есть какая-то закономерность.</text:p>
      <text:p text:style-name="First_20_line_20_indent">- Ага, и то, что ты взял из его комнаты...</text:p>
      <text:p text:style-name="First_20_line_20_indent">-... И есть пропавший источник. Но я не мею права показывать его тебе, а самому попытаться выяснить, что это такое, опансо. Даже я, будучи одним из тех, кому вживили мини-источник, хоть и прошел специальное обучение, не рискую смотреть на него.</text:p>
      <text:p text:style-name="First_20_line_20_indent">- Раз ты говоришь, вы опасны, то почему же тогда ты жив, а те Новые, которые переезжали в Третий...</text:p>
      <text:p text:style-name="First_20_line_20_indent">- В Пятый.</text:p>
      <text:p text:style-name="First_20_line_20_indent">-... Да, в Пятый район, погибли.</text:p>
      <text:p text:style-name="First_20_line_20_indent">На этот <text:s/>раз Питерсон замолк надолго.</text:p>
      <text:p text:style-name="First_20_line_20_indent">- Они ехали в специальном автобусе, когда хронэктрические возмущения превысили критическую норму, и их, как песчинку, выкинуло из нашего пространства-времени. Не осталось никаких следов, только их мираж по прежнему висит в том месте, где это произошло. Мои товарищи, моя жена ехали на референдум, где должны были выступить с докладом, когда все это случилось. Самя в это время выполнял одно задание, поэтому не поехал вместе с ними... Многие, кто знал о происшествии, высказывали мысль, что это была не случайность, а преднамеренное убийство. Существование Новых разом перечеркивало возможность единоличного энергетического правления над миром. Что тебе еще рассказать? Вроде бы все.</text:p>
      <text:p text:style-name="First_20_line_20_indent">- Я и не знал, что у тебя была жена. Хотя, что же тут необычного, ведь мы знакомы всего несколько дней. Не понимаю, как меня угораздило втесаться в вашу дикую игру? И теперь самый главный вопрос, что нам делать дальше?</text:p>
      <text:p text:style-name="First_20_line_20_indent">Неожиданно Дит зажал рот Майкла рукой и еле заметно кивнул вверх. Черным демоном над их головоами проплыл глайдер, который Таркин уже видел на поляне. Только когда тень вверху исчезла, вновь обнажая звездное небо, беглецы расслабились.</text:p>
      <text:p text:style-name="First_20_line_20_indent">- Нам надо идти за ними. Рано или поздно, они выведут нас к твоему дому, так как я боюсь, что у них имеется датчик “НЕ”, хронэктрического поля, а там мы и решим, что делать.</text:p>
      <text:p text:style-name="First_20_line_20_indent"><text:soft-page-break/>И двое мужчин снова отправились в путь. Дит шел за геликоптером как ищейка, хотя того и не было больше видно. Майкл был уверен, что они идут верным путем. Уже начало светать, когда Таркин не выдержал и свалился на траву под раскидистым деревом.</text:p>
      <text:p text:style-name="First_20_line_20_indent">- Все, больше не могу. Шли всю ночь, сколько ж еще можно?</text:p>
      <text:p text:style-name="First_20_line_20_indent">- Ладно, давай передохнем.</text:p>
      <text:p text:style-name="First_20_line_20_indent">- Скажи хоть, куда мы идем? Я с ног валюсь от усталости, а ради чего все это?</text:p>
      <text:p text:style-name="First_20_line_20_indent">- Сейчас объясню. Без источника Лизерт - ноль, но у него есть еда, питье и крыша над головой, а у нас есть энергия, но больше нет ничего, поэтому я считаю, нам не следует удаляться от этой банды. Выяснив, каким образом они получают продовольствие, мы наверняка придумаем что-нибудь, чтобы заставить их поделиться с нами. А там, глядишь, отыщем и твой дом, ну а потом... Кто знает! Но если у тебя есть план получше, я готов его выслушать.</text:p>
      <text:p text:style-name="First_20_line_20_indent">- Нет, плана нет... Но раз уж у нас опять выдалось свободное время, может, ты расскажешь о себе более подробно? Моя-то биография, я думаю, тебе известна.</text:p>
      <text:p text:style-name="First_20_line_20_indent">- Ох, трудные ты задаешь задачки. Ну, слушай. Родился я тринадцатого июня, в пятницу, две тысячи двенадцатого года. Мои родители были обычными служащими. Окончив школу, я поступил в один из технологических институтов, каких много, закончил и его. В целом, мне была уготована судьба моего отца, но тут как раз и был изобретен малогабаритный источник. С огромным трудом пройдя комиссию по отбору добровольцев, решившихся принять участие в эксперименте с катализатором, о сути его тогда никому не было известно, я круто изменил свой жизненный путь. Тогда-то я и познакомился с Элизабет, которая стала вскоре моей женой. После того происшествия с Новыми эксперимент закрыли, а все документы были уничтожены. Единственный конгресс, где должны были быть выставлены его результаты, так и не состоялся. Сам я переехал в другой квартал, а это равносильно тому, как если бы я попал на другую планету. Новые знакомства, работа - все это не позволило мне упасть духом, но если бы не встреча с тобой, то я, скорее всего, скоро окончательно бы спился... Ну, передохнул?</text:p>
      <text:p text:style-name="First_20_line_20_indent">- Да, пошли.</text:p>
      <text:p text:style-name="First_20_line_20_indent">- Собственно, мы уже почти на месте.</text:p>
      <text:p text:style-name="First_20_line_20_indent">- Где?.. Но ведь это же то самое место, откуда мы сбежали!</text:p>
      <text:p text:style-name="P2"/>
      <text:h text:style-name="Heading_20_2" text:outline-level="2"><text:bookmark-start text:name="__RefHeading___Toc7951_3980973373"/>Глава 12.<text:bookmark-end text:name="__RefHeading___Toc7951_3980973373"/></text:h>
      <text:p text:style-name="First_20_line_20_indent">- А ты что думал? Это и есть самое безопасное место на данный момент. Все, теперь располагайся поудобнее, надо позавтракать.</text:p>
      <text:p text:style-name="First_20_line_20_indent">После легкого завтрака беглецы устроились на сон. Прикрытие из густых зеленых ветвей растущих вокруг деревьев надежно укрывало их от случайного взгляда. Так они проспали весь день. Майклу быстро надоело безделье, и он опять стал что-то черкать в своем блокноте. Подошедший сзади Дит молча наблюдал за его движениями.</text:p>
      <text:p text:style-name="First_20_line_20_indent">- Здесь надо не так. Я помню, что в этом уравнении получалась не прямая, а обратная пропорциональность, а здесь синус икс квадрат...</text:p>
      <text:p text:style-name="First_20_line_20_indent"><text:soft-page-break/>Хмыкнув, Майкл исправил написанное и, водя ручкой по уравнениям и шевеля губами, снова стал что-то вычислять. Убеждая себя в чем-то и кивая головой, он совершенно углубился в работу, Питерсон стал деловито прохаживаться у граничных с поляной зарослей и наблюдать за происходящим на ней. А там события разворачивались полным ходом. Начиная часов с шести вечера, возле замаскированного бункера царило оживление. То и дело приземлялся геликоптер, откуда крепкого вида парни, похожие на телохранителей таскали большие ящики, а затем снова улетал. Вытащенное складывали у входа в тайную резиденцию Лизерта. Не удивительно, что этот груз привлек внимание Питерсона. Личное клеймо Лизерта и знаки, обозначающие радиацию, украшали ящики со всех шести сторон. Рядом с ними были кучей свалены чемоданчики, похожие на медицинские, но без красных крестов.</text:p>
      <text:p text:style-name="First_20_line_20_indent">Дит осторожно пробрался к ним, подхватил крайний и снова скрылся в зарослях. Аккуратно срезав пломбу, он открыл чемодан. Целая куча электронных инструментов лежала внутри углублений, выдавленных в бархатном дне.</text:p>
      <text:p text:style-name="First_20_line_20_indent">- Так, темпоральные преобразователи, поисковые радары... Как я погляжу, мой “друг” решил одним выстрелом убить двух зайцев. Забраться еще глубже во времени и найти нас до того, как мы им помешаем. Ловко придумано, ничего не скажешь.</text:p>
      <text:p text:style-name="First_20_line_20_indent">- Что ты говоришь? - Майкл, оторвавшись от своих записей, с интересом наблюдал за Дитом. - Я что-то не уловлю, эти штучки со временем меня всегда ставили в тупик. Сколько я ни перечитал фантастики, но никогда не мог разобраться с этим до конца.</text:p>
      <text:p text:style-name="First_20_line_20_indent">- Все очень просто. Эта банда решила обосноваться в таком месте, где полиция не сможет им мешать, поэтому он и похитил источник. Однако его особенность такова, что дальше, то есть глубже во времени, они не могут проникнуть, впрочем, и раньше, тьфу ты!, то есть позже данного момента тоже, так как перемещение во времени осуществляется синхронно с ходом времени в их времени. Уф!</text:p>
      <text:p text:style-name="First_20_line_20_indent">- Постой, постой! Что-то я не совсем понял. Дай я попробую объяснить, а ты скажешь, правильно это или нет, - Майкл взмахнул руками, сосредоточенно глядя на них. - Итак, из две тысячи сорок седьмого года они могли попасть в прошлое не раньше теперешнего, и теперь, если они будут ездить взад и вперед по времени, то сколько часов пройдет здесь, столько и там. Прошел день здесь, пройдет день и в их времени. Если они через пятнадцать минут попробуют перенестись обратно в будущее, то и там они появятся через пятнадцать минут после переноса в прошлое.</text:p>
      <text:p text:style-name="First_20_line_20_indent">- Черт, ты все уловил верно, но я еще должен добавить, что Лизерт мог бы перенестись и в твое время, но, перенесшись однажды сюда, он потерял эту возможность, однако может послать туда своих людей, еще не путешествовавших во времени.</text:p>
      <text:p text:style-name="First_20_line_20_indent">- А как же тогда ты?</text:p>
      <text:p text:style-name="First_20_line_20_indent">- Не забывай, что я не такой, как ты или они, и, кроме того, нам помогал твой дом, ведь он сам является источником огромной энергии. Кстати, поэтому нельзя допустить, чтобы твой дом попал к ним в руки, иначе считай, что меня и тебя никогда не существовало. Наверняка они бы уже давно подправили кое-что во времени, но источник, - Дит похлопал себя по выступу во <text:soft-page-break/>внутреннем кармане. - У нас, и это сильно усложнит их задачу, так как ядерными реакторами все равно нельзя полноценно его заменить.</text:p>
      <text:p text:style-name="First_20_line_20_indent">Майкл кивнул на таинственный источник.</text:p>
      <text:p text:style-name="First_20_line_20_indent">- Для тебя он, похоже, стал объектом культа. Скоро ты уже начнешь на него молиться.</text:p>
      <text:p text:style-name="First_20_line_20_indent">- О-о! Если бы ты знал его силу и чувствовал то же, что и я, ты смог бы меня понять. Мой внутренний катализатор очень чутко откликается на малейшие признаки ”НЕ”-энергии, так что сейчас я в состоянии, близком к эйфории. Успокойся, в нем нет ничего общего с наркотическим опьянением, будь уверен, голова у меня ясная. Подожди немного.</text:p>
      <text:p text:style-name="First_20_line_20_indent">Дит закрыл чемодан, привесил на место печать и, столь же осторожно, как брал, положил чемодан на место. Работающие на поляне были настолько заняты своим делом, что ничего не заметили. Скоро они перетащили весь привезенный груз внутрь бункера, и, когда начало темнеть, на поляне опять было пусто и тихо.</text:p>
      <text:p text:style-name="First_20_line_20_indent">- Неясно, когда снова появится твой дом. Расчеты оказались неверными, поэтому нам следует ждать. После его появления у нас будет мало времени, чтобы отыскать дом да еще и раньше Лизерта... И вообще, постарайся уснуть...</text:p>
      <text:p text:style-name="First_20_line_20_indent">Сам он тут же последовал своему совету, а Майкл собрался было продолжить ведение своих записей, но костер не разводили, так что убывающая луна была единственным освещением. Света ее было явно недостаточно, чтобы рассеять тьму ночи, поэтому Майкл плотнее укутался в плащ, служивший сразу и мешком для Дит, и уснул.</text:p>
      <text:p text:style-name="First_20_line_20_indent">На этот раз утро выдалось пасмурным и еще более холодным, чем в предыдущие дни. Оба мужчин замерзли за ночь и теперь, пытаясь согреться, усиленно разминались. Приседая в сотый раз, Майкл наконец-то почувствовал, что холод понемногу выходит из него.</text:p>
      <text:p text:style-name="First_20_line_20_indent">- Это скверно. Мерзкая погода, а у нас нет ни крыши над головой, ни стакана горячего чая или чашки кофе, чтобы согреть. Хорошо, хоть дождя нет.</text:p>
      <text:p text:style-name="First_20_line_20_indent">И тут же, как в насмешку, с неба хлынул ливень. Тихо выругавшись, Майкл спрятался под плащ, где уже скрывался Дит. Дождь лили весь день. За серой пеленой дождевых струй лес выглядел мрачно и осенне. Такая погода всегда нагоняла на Майкла скверное настроение и хандру. Дит же, напротив, был рад.</text:p>
      <text:p text:style-name="First_20_line_20_indent">- Этот дождь уничтожит все следы, а до твоего дома, если он и появится вдруг, мы все равно не добрались бы, - старался он подбодрить товарища, но тот лишь мрачнел еще больше и отворачивался.</text:p>
      <text:p text:style-name="First_20_line_20_indent">Из бункера никто не выходил, и геликоптер тоже больше не прилетал. Неожиданно легкая дрожь земли и неприятный запах разлились по поляне. Майкл очень хотел знать, в чем дело, но спросить у Питерсона, вспоминая свое недавнее к нему отношение, не решался. Видимо, Лизерт собрал в единое целое то оборудование, которое привез накануне. Кроме того, Дит спал, а будить его Майкл не хотел.</text:p>
      <text:p text:style-name="First_20_line_20_indent">Дождь уже закончился, и Таркин, тихо выбравшись из-под плаща, осторожно вышел на поляну. Чувствуя себя попеременно то хитроумным шпионом, то глупым ребенком, он подошел ко входу в бункер и, достав ключ-нож, установил его в “замок”. Ток, пробежавший по его пальцам, заставил <text:soft-page-break/>его дернуться и болезненно поморщиться. Однако, когда дверь отворилась, он, не задерживаясь, вошел и стал осторожно спускаться.</text:p>
      <text:p text:style-name="First_20_line_20_indent">Освещение было таким же тусклым, как и тогда, когда они с Дитом бежали. Стояла тишина, но из-под одной двери выбивалась полоска света, и Майкл, уже досадуя, что поступил опрометчиво, тихо подкрался к ней и заглянул внутрь. Зал метров пятидесяти в длину и чуть меньше в ширину был заполнен стоящими у стен конструкциями, в которых Майкл уловил сходство с ускорителями, и только в центре оставалось свободное место. Там стоял большой пульт управления и стул на вращающейся ножке. Людей внутри не было. Таркин вошел и запер за собой дверь. Подойдя к стулу и оперевшись на него рукой, он с долей недоумения и рассеянности смотрел на мигающие на пульте огоньки индикаторов и штук двадцать кнопок и переключателей, лишь некоторые из которых были снабжены поясняющими пиктограммами. Назначение же других было совершенно непонятно. На стуле лежала стопка топографических и каких-то измерительных карт. Майкл взял одну ради интереса, но ни сам ее вид, ни названия ничего не говорили, только графики кривых с обозначением площади и времени напоминали ему нечто знакомое. На всякий случай Майкл скопировал парочку карт в свой блокнот, а затем сложил все как прежде.</text:p>
      <text:p text:style-name="First_20_line_20_indent">Делать ему здесь вроде больше было нечего, и Майкл, немного дрожа от ощущения опасности, решил напоследок разобраться хоть немного в этой системе. Нажав наугад на пару кнопок, он услышал нарастающее гудение в некоторых аппаратах и увидел, как на передней панели забегали цветные, красные, желтые и зеленые, огоньки. Быстро нажав на эти кнопки по второму разу, он облегченно вздохнул, когда заметил, что какие-то агрегаты выключились, он один зеленый огонек остался гореть, несмотря на все усилия Майкла выключить неведомый ему прибор. И вот, чувство благоразумия взяло верх, и Майкл, поругивая себя за поступок, тихо подкрался к двери и вышел. В коридоре по-прежнему было тихо и полутемно.</text:p>
      <text:p text:style-name="First_20_line_20_indent">Таркин вышел на поляну. Там, уже почти не скрываясь, он быстрым шагом пошел к месту, прямо противоположному тому, где он с Дитом скрывались, беспокоясь о возможной слежке. Предвкушая уют и покой безопасности, он тем не менее внимательно смотрел по сторонам, однако ничего подозрительного не заметил. Подойдя к кустам, за которыми начинался лес, Майкл обернулся и отдал честь в сторону бункера, а затем шагнул в чащу</text:p>
      <text:p text:style-name="First_20_line_20_indent">Но уйти он не смог. Невидимая глазу, прозрачная, но очень твердая и гладкая стена преградила ему путь столь неожиданно, что, ударившись об нее, Таркин набил себе на лбу шишку. Он ощупал пространство перед собой. Ни одной щели, ни одного отверстия не могли уловить его пальцы. Тогда он стал двигаться по часовой стрелке вокруг поляны, надеясь отыскать выход. Напрасно. Какое-то силовое поле как колпак накрыло всю поляну, включая и часть леса, где располагалось дерево с замаскированным входом. Оно не пропускало внутрь и не выпускало за свои пределы, однако свет и воздух сквозь него проходили свободно, и Майкл был рад, что не сделал купол, а он не сомневался, что это его рук дело, совершенно непроницаемым. Не имея никакой возможности подать Диту сигнал ни криком, ни свистом, Таркин молча стоял на границе леса у невидимого барьера и напряженно думал. Что же делать теперь? Он оказался один на один с целой мафией, не имея ни малейшего понятия о том, как с нею справиться. Он был в западне, которую сам же и поставил.</text:p>
      <text:p text:style-name="P2"/>
      <text:h text:style-name="Heading_20_2" text:outline-level="2"><text:bookmark-start text:name="__RefHeading___Toc7953_3980973373"/><text:soft-page-break/>Глава 13.<text:bookmark-end text:name="__RefHeading___Toc7953_3980973373"/></text:h>
      <text:p text:style-name="First_20_line_20_indent">Дит встрепенулся и открыл глаза. В первый момент он никак не мог понять, что же его разбудило, но почти сразу же он ощутил, что рядом с ним никого нет.</text:p>
      <text:p text:style-name="First_20_line_20_indent">- Майкл, - Питерсон тихо позвал товарища.</text:p>
      <text:p text:style-name="First_20_line_20_indent">Не получив ответа, он поднялся с земли и осмотрелся. Немногие вещи, которые имели путешественники, были сложены под кустами и спрятаны за их густой листвой, деревья вокруг по-прежнему стояли молчаливыми свидетелями происходящего. На их листве, еле колышащейся под южным ветерком, играли последние блики заходящего солнца, которое как романтичный художник окрасило зелень и небо в желтый с розовым тона. Все было на месте, не хватало только Майкла.</text:p>
      <text:p text:style-name="First_20_line_20_indent">Дит заволновался. Уже давно раскусив характер своего друга, он беспокоился, как бы Таркин не натворил каких-нибудь глупостей. Он подобрался к поляне и из-за какого-то колючего куста взглянул на открытое место. Там-то он и увидел Майкла, растерянно стоящего в тени дерева, напоминающего пальму. Скрываясь за кустами и стволами деревьев, Питерсон подобрался поближе и, чтобы обратить на себя внимание, тихо зашипел. Таркин вздрогнул и обернулся на звук.</text:p>
      <text:p text:style-name="First_20_line_20_indent">- Дит! - голос его наполнился радостью. - Извини, я снова подвел тебя.</text:p>
      <text:p text:style-name="First_20_line_20_indent">- Какого черта ты тут делаешь? Немедленно уходи!</text:p>
      <text:p text:style-name="First_20_line_20_indent">- Рад бы, да не могу. Я что-то натворил с аппаратурой, что стоит у них внутри, и теперь здесь силовой барьер. Попробуй сам.</text:p>
      <text:p text:style-name="First_20_line_20_indent">Дит протянул вперед руку и осторожно ощупал невидимую преграду.</text:p>
      <text:p text:style-name="First_20_line_20_indent">- Да, натворил ты дел. Отключить поле ты, конечно же, не сможешь, - это был даже не вопрос, а скорее утверждение.</text:p>
      <text:p text:style-name="First_20_line_20_indent">Майкл кивнул.</text:p>
      <text:p text:style-name="First_20_line_20_indent">- Ну, что ж, - вздохнув, Дит присел на землю, упираясь в нее руками. - Теперь ничего иного не остается, как только идти обратно в бункер. Прятаться на поляне, я думаю, ты понимаешь, бесполезно. Раз уж ты попал туда, попытайся разведать их планы. Наверняка, не сегодня-завтра тебя обнаружат, зато я могу тебе гарантировать, что ты останешься жив и зворов.</text:p>
      <text:p text:style-name="First_20_line_20_indent">- А как же тем методы дознания, которые вы расписывали друг другу с Лизертом, когдя я пришел тебя выручать?</text:p>
      <text:p text:style-name="First_20_line_20_indent">- О-о! Я думаю, Лизерт не дурак, и не станет выпытывать что-либо у тебя.</text:p>
      <text:p text:style-name="First_20_line_20_indent">- Не понял! Да, я, конечно, простоват... Ты знаешь, только сейчас я понял, как чувствует себя дикий зверь, которого загнали в клетку... Тебе лучше уйти, но перед этим расскажи мне побольше о Лизерте.</text:p>
      <text:p text:style-name="First_20_line_20_indent">- Ну, я знаю о нем не так уж и много. Он лет на семь старше меня, хотя выглядит гораздо старее. Воспитывался матерью, отец погиб, укогда ему не было и трех лет. Закончил школу с отличием, поступил в институт электроники и энергетики, но с последнего курса был изгнан, что <text:soft-page-break/>само по себе случается довольно редко. Диплом об окончании тем не менее получил, как - не знаю. Никто, даже слуюба обслуживания граждан не знает, чем он занимался на протяжении шести лет, однако, когда его судьба становится известна, он уже является предводителем небольшой организации, действующей вне закона. Занимаясь в основном научными исследованиями и противозаконными сделками, он нажил себе солидный капитал. В настоящий момент является организатором и вдохновителем самой крупнейшей мафиозной сети. О характере могу сказать, что он очень любит лесть, однако только скрытую, не глуп, не поклонник садизма, но готов использовать его приемы для достижения своей цели... О, нам пора прощаться...</text:p>
      <text:p text:style-name="First_20_line_20_indent">В темнеющем небе появился геликоптер. Дит тут же скрылся в лесу, а Майклу не осталось сделать ничего лучшего, кроме как спрятаться за одним из деревьев, находящихся в пределах защитного барьера. Летательный аппарат быстро спускался, но, когда до земли оставалось метров пятнадцать, вдруг застыл. Его обычно очень тихий гул начал нарастать, бортовые огни загорелись, и изнутри послышался голос.</text:p>
      <text:p text:style-name="First_20_line_20_indent">- Эй вы, там! С ума, что ли, посходили? Сейчасже уберите барьер!</text:p>
      <text:p text:style-name="First_20_line_20_indent">Через минуту геликоптер снова стал спускаться. Майкл решил, что барьер полностью снят, но нет, попытавшись скрыться, он по-прежнему уткнулся в невидимую преграду. Очевидно, силовой щит сняли только сверху. Бортовые огни, из-за которых летательный аппарат напоминал красочный аттракцион, погасли, и он, как кит на песчаное дно, опустился на поляну. Тут же на выходе показался человек, который быстрым шагом направился к бункеру. Навстречу ему вышел мужчина в оранжевом рабочем комбинезоне, и, говоря что-то друг другу и размахивая руками, оба они зашли внутрь. А из геликоптера еще один рабочий вынес два чемодана и потащил их ко входу, быстро перебирая ногами. И, наконец, последний пассажир спустился на поляну.</text:p>
      <text:p text:style-name="First_20_line_20_indent">- Этого только не хватало! - тихо застонал Майкл.</text:p>
      <text:p text:style-name="First_20_line_20_indent">Это была ослепительной красоты женщина.</text:p>
      <text:p text:style-name="P2"/>
      <text:h text:style-name="Heading_20_2" text:outline-level="2"><text:bookmark-start text:name="__RefHeading___Toc7955_3980973373"/>Глава 14.<text:bookmark-end text:name="__RefHeading___Toc7955_3980973373"/></text:h>
      <text:p text:style-name="First_20_line_20_indent">Она принадлежала к той породе представительниц прекрасного пола, которые очень смущали Майкла. Таких, как она, обычно называют "шикарными" или "лакомым кусочком". Высокая, стройная, она пряталась под прозрачным, вроде полиэтиленового, плащом, выставив наружу лишь свое красивое и гордое лицо. Казалось, в ее жилах течет голубая кровь, так по-королевски торжественно и легко она шла, нет, не шла, летела, плыла по поляне, ведя за собой на длинном поводке большого пушистого кота, чей белый мех создавал впечатление расплывчатости и призрачности.</text:p>
      <text:p text:style-name="First_20_line_20_indent">Высадив своих пассажиров, геликоптер поднялся вверх и улетел. Панель в дереве отворилась, и оттуда выскочил сам Лизерт, бегом направившись к даме. Почтительно взяв ее под руку, он провел ее внутрь. Когда поляна опустела, Таркин снова задумался, говоря сам с собой вслух, привычка, появившаяся за годы одиночества.</text:p>
      <text:p text:style-name="First_20_line_20_indent"><text:soft-page-break/>- Итак, ситуация резко осложнилась. Мало было целой банды, так теперь еще и эта красотка появилась. Что же мне теперь делать? Я так и не научился вести себя с женщинами, а если они подсунут мне ее?.. Хотя, может быть, она поможет мне найти выход из этой ситуации... А с чего я вообще взял, что меня обязательно схватят? Может, Лизерт столь увлечется этой особой, что я смогу тихо скрыться. М-да, посмотрим...</text:p>
      <text:p text:style-name="First_20_line_20_indent">А сейчас, Майкл сидел под деревом, дожидаясь, пока окончательно стемнеет. Время от времени он ощупывал барьер, но его тщетная надежда таяла, как дым, сплошная преграда была тверже камня. Но вот, наступила ночь. Сильный северный ветер разогнал тучи, обнажая звездное небо. Заметно похолодало. Поеживаясь от холода, Майкл долго крепился, но, рассудив в конце концов, что лучше попасться согревшимся и отдохнувшим, чем замерзшим и измотанным от бессонной ночи, снова забрался в бункер.</text:p>
      <text:p text:style-name="First_20_line_20_indent">Закрывшаяся за его спиной панель отрезала Таркина от ночного холода и мрака. Он подошел к двери, ведущей в зал с аппаратурой, где он побывал совсем недавно и надеялся теперь спрятаться там, но та была заперта, даже ключ-нож, который Майкл пытался использовать, не смог ему помочь. Тогда он прошел в комнату, где раньше находился Дит. Музыка, раздавшаяся из-за открывающейся двери в комнату Лизерта, и неторопливые шаги заставили его быстро войти внутрь и запереть за собой дверь. Деловито осмотревшись, Таркин тихо присвистнул.</text:p>
      <text:p text:style-name="First_20_line_20_indent">Похоже, он сам осложнил ситуацию. Неизвестная гостья остановилась здесь. Ее чемоданы лежали пустые в углу, а вещи из них были свалены на кровати, которую уже покрыли толстым слоем матрасов и одеял. Выделялось две кучи. В первой находились предметы, необходимые для женщин: платья, белье, косметика. А во второй лежали книги. Среди них были художественные, бестселлеры каких-то неизвестных Майклу писателей и несколько научных трудов, большая часть которых касалась физики и энергетики в частности. Последние тут же заинтересовали Майкла как специалиста, всегда интересно знать, насколько далеко шагнула наука. Он взял в руки первую попавшуюся и стал ее перелистывать. Иногда он пропускал несколько страниц, а иногда вчитывался и с довольным хмыканьем сравнивал с написанным в своем блокноте, изредка исправляя кое-что. Он так увлекся этим, что чуть было не замешкался сверх меры, когда снаружи послышались шаги и разговор. Говорящие подошли к комнате и остановились.</text:p>
      <text:p text:style-name="First_20_line_20_indent">Майкл оторвался, наконец, от книги, бросив ее в кучу других, а сам быстро пригнулся и спрятался под кровать. И вовремя. Затихнув, он наблюдал за тем, как в комнату вошла незнакомка. Лизерт, сопровождавший ее, остался стоять снаружи. Кот, протиснувшись между его ногами, подошел к кровати и, нервно фыркнув и распушив еще больше свой хвост, запрыгнул на нее и развалился среди разбросанных вещей.</text:p>
      <text:p text:style-name="First_20_line_20_indent">- Значит, завтра? - голос Лизерта звучал заискивающе.</text:p>
      <text:p text:style-name="First_20_line_20_indent">- Завтра, завтра. Все потом... - незнакомка говорила и двигалась плавно и замедленно, как будто уже давно устала от всего того, что встретила здесь.</text:p>
      <text:p text:style-name="First_20_line_20_indent">Но стоило только двери закрыться, а шагам Лизерта стихнуть вдали, как ее поведение резко изменилось. Словно кошка, она прыгнула к кровати и, быстро рассортировав вещи, разложила все по своим местам. А затем она взяла книгу, большую тетрадь и стала что-то торопливо <text:soft-page-break/>переписывать. Когда девушка случайно уронила книгу а пол, Майклу удалось разглядеть обложку, это был труд какого-то профессора по релятивистской физике.</text:p>
      <text:p text:style-name="First_20_line_20_indent">"Странно, что такая симпатичная особа интересуется столь неинтересными для непосвященных вещами."</text:p>
      <text:p text:style-name="First_20_line_20_indent">Майкл думал, как ему поступить.</text:p>
      <text:p text:style-name="First_20_line_20_indent">"Надеяться, что она куда-то уйдет, похоже, бесполезно. Если уж она так увлечена, то на скорый сон тоже надеяться не следует. Выходит, мне нужно ждать завтрашний день, либо открыться ей. Что же избрать?.."</text:p>
      <text:p text:style-name="First_20_line_20_indent">Пока он так размышлял, прошло много времени. Но вот, женщина положила все на свои места и, подойдя к кровати, вполне серьезно произнесла.</text:p>
      <text:p text:style-name="First_20_line_20_indent">- Ну что, может, Вы хоть сейчас выберетесь оттуда? Ведь не думаете же Вы, что я позволю Вам находиться там целую ночь и при этом наблюдать за мной. Выбирайтесь, выбирайтесь!</text:p>
      <text:p text:style-name="First_20_line_20_indent">Сказать, что Майкл удивился, значит ничего не сказать. Совершенно не ожидая такого поворота событий, он несколько ошарашено, но с вполне невозмутимым видом выбрался из-под кровати и отряхнулся.</text:p>
      <text:p text:style-name="First_20_line_20_indent">- Я - леди Джейн Морган, а теперь может быть Вы соблаговолите сообщить мне, кто Вы такой, и что здесь делаете?</text:p>
      <text:p text:style-name="First_20_line_20_indent">- Видите ли, сударыня, несмотря на мое глубочайшее к Вам почтение, - незаметно для себя Майкл перешел на высокопарный стиль, - я вынужден скрыть от Вас цели моего здесь присутствия. Имя же мое несомненно известно Вашей милости. Меня зовут Майкл Джейсон Таркин.</text:p>
      <text:p text:style-name="First_20_line_20_indent">Он ожидал различных реакций, но, глядя на безмолвно смеющуюся женщину, не выдержал и спросил.</text:p>
      <text:p text:style-name="First_20_line_20_indent">- Почему Вы смеетесь? Я, кажется, не сказал ничего смешного.</text:p>
      <text:p text:style-name="First_20_line_20_indent">- Но тем не менее, есть две причины, вызвавшие мой смех, - посерьезнев, леди Джейн смотрела на Таркина. - Вы что, всегда так разговариваете? И еще, Ваше имя...</text:p>
      <text:p text:style-name="First_20_line_20_indent">- А, понимаю! Из-за него-то и происходит большая часть моих неприятностей. Я думаю, Вы понимаете, почему?</text:p>
      <text:p text:style-name="First_20_line_20_indent">Леди Джейн кивнула.</text:p>
      <text:p text:style-name="First_20_line_20_indent">- Хоть это и странно, но имя <text:s/>- мое собственное, и, кроме того, многие убеждали меня, что я и есть тот самый Майкл Таркин, который вошел в историю, как, дайте вспомнить, Родоначальник Династии и Основатель Города.</text:p>
      <text:p text:style-name="First_20_line_20_indent">Женщина задумалась. Майкл решил идти ва-банк.</text:p>
      <text:p text:style-name="First_20_line_20_indent">- С первого момента мне показалось, что Вы не очень-то жалуете Лизерта. Так, может, Вы не откажетесь помочь мне выбраться отсюда? В этом случае Вы окажете мне неоценимую услугу. Быть может, зная, кто я, Вы не станете меня выдавать?</text:p>
      <text:p text:style-name="First_20_line_20_indent">- А что если я все-таки выдам Вас?</text:p>
      <text:p text:style-name="First_20_line_20_indent"><text:soft-page-break/>Майкл пожал плечами.</text:p>
      <text:p text:style-name="First_20_line_20_indent">- Значит, не судьба...</text:p>
      <text:p text:style-name="First_20_line_20_indent">- Что ж, - леди Джейн призадумалась на миг, а затем, что-то решив, произнесла. - Я не могу быть уверена в истинности Ваших слов, пока не услышу Вашу историю. Рассказывайте...</text:p>
      <text:p text:style-name="First_20_line_20_indent">И Майкл начал свой рассказ. Понимая, что скрывать что-либо бесполезно, он рассказал все, утаив только место, где скрывался Дит. По окончании истории женщина кивнула и задумчиво сказала.</text:p>
      <text:p text:style-name="First_20_line_20_indent">- Теперь мне все ясно. Боже, как все просто!</text:p>
      <text:p text:style-name="First_20_line_20_indent">Майкл непонимающе посмотрел на нее.</text:p>
      <text:p text:style-name="First_20_line_20_indent">- Вы знаете, мы никак не могли понять, как Вашему товарищу удалось бежать и почему Вы ему помогали. Вы хоть знаете, кто он такой? И кто такой Лизерт? В своем рассказе Ваш товарищ перевернул все с ног на голову, Вас обманули. Слушайте же... Несколько лет назад полиция столкнулась с рядом происшествий, виновник которых не был найден. Во всех случаях был замешан человек, поступки которого выдавали незаурядный ум, хладнокровие и находчивость. Судя по всему, он действовал в одиночку, но имел обширные связи.</text:p>
      <text:p text:style-name="First_20_line_20_indent">- А что это были за происшествия?</text:p>
      <text:p text:style-name="First_20_line_20_indent">- Это было связано с людьми, далеко продвинувшимися в своих научных изысканиях. Как правило, неизвестный похищал из их архивов результаты экспериментов и новые разработки, причем проделывал это с таким мастерством, что полиция никак не могла его поймать. Однако, попадались очевидцы, видевшие его, и по их разрозненным данным удалось установить личность этого субъекта. Им оказался некто по имени Лайонел Питерсон.</text:p>
      <text:p text:style-name="First_20_line_20_indent">- Ну и что? Я не знаю никого с таким именем.</text:p>
      <text:p text:style-name="First_20_line_20_indent">- Знаете. Дит Питерсон и Лайонел Грегори Питерсон - одно и то же лицо.</text:p>
      <text:p text:style-name="First_20_line_20_indent">- Не может быть!.. Как я могу верить Вам, что мой товарищ преступник, если происходившее до сих пор доказывало обратное?</text:p>
      <text:p text:style-name="First_20_line_20_indent">Женщина пожала плечами и продолжила.</text:p>
      <text:p text:style-name="First_20_line_20_indent">- Сэмюэль Малькольм Лизерт был в то время сержантом полиции Нью-Кембриджа. После долгих и упорных попыток ему удалось поймать Питерсона, но тот сбежал, абсолютно затерявшись в городе. Согласитесь, это не так уж трудно сделать.</text:p>
      <text:p text:style-name="First_20_line_20_indent">- Прекратите! - Таркин поморщился. - Когда меня заморозили, только он спас меня. Так как же я могу верить Вам и предать его?</text:p>
      <text:p text:style-name="First_20_line_20_indent">- Все очень просто. Вы не были в тюрьме. То место, куда Вы попали, было одной из тайных резиденций Питерсона. Полиция снова вышла на него, а тут появились Вы. Разумеется, имея Вас под рукой, как козырную карту, он мог беспрепятственно продолжать свои дела, ведь только благодаря Вам ему удалось скрыться.</text:p>
      <text:p text:style-name="First_20_line_20_indent">- А то, что он сказал про Новых?..</text:p>
      <text:p text:style-name="First_20_line_20_indent"><text:soft-page-break/>- О, это почти во всем правда. Детали мне неизвестны, эксперимент был секретным, но в целом все обстояло именно так, не учитывая того, что, как нам удалось выяснить, он сам и был повинен в смерти остальных. Это еще одно из его преступлений.</text:p>
      <text:p text:style-name="First_20_line_20_indent">- А, собственно говоря, кто Вы сами такая?</text:p>
      <text:p text:style-name="First_20_line_20_indent">Леди Джейн молча вынула из кармана удостоверение, размером с карточку водительских прав, и протянула его Майклу. Там значилось, что вышеуказанная особа является почетным членом Совета и может использовать его власть в своих целях. Года рождения, что интересовало Майкла, там не было.</text:p>
      <text:p text:style-name="First_20_line_20_indent">- Так. Значит, Лизерт...</text:p>
      <text:p text:style-name="First_20_line_20_indent">- Теперь он начальник Отдела Темпоральных Расследований, ОТР. Благодаря переносному источнику, ему удалось организовать здесь базу, откуда он мог спокойно руководить операциями. Кроме того, мы знали, что раньше или позже, но Вы должны будете здесь появиться. Жаль, что мы не успели встретиться с Вами до того, как вы вдвоем выкрали источник, лишив нас возможности нормально работать.</text:p>
      <text:p text:style-name="First_20_line_20_indent">- Работать?</text:p>
      <text:p text:style-name="First_20_line_20_indent">- Да. Действие нашей техники, и в особенности перенос во времени, требуют очень больших энергетических затрат. А знаете, почему Вас не поймали до сих пор? Опять-таки из-за нехватки энергии. Нам необходимы были новые ее источники. Когда Вы по собственной глупости включили барьер, то видели, наверное, реакторы. Но ничего более страшного Вы пока не натворили, уйти тоже не могли, поэтому Вас и оставили в покое. Сэмюэль сказал мне, что Вы не приспособлены к Вашей теперешней жизни, а встреча на поляне убедила его в том, что Вы не являетесь угрозой кому-либо... Он не сказал только одного, что Вы еще и симпатичны.</text:p>
      <text:p text:style-name="First_20_line_20_indent">Майкл молча проглотил последнюю фразу. Сам он тоже уже давно оценил свою собеседницу. Безупречная внешность, сочетающаяся с незаурядным умом, о чем говорили ее увлечения и работа, поражали его. А наружность ее была действительно примечательной. Только теперь, сидя в ее комнате, Таркин как следует рассмотрел Джейн Морган. В голове он уже прикинул, как опишет ее в своем блокноте. Вышло несколько суховато, но точно.</text:p>
      <text:p text:style-name="First_20_line_20_indent">"Рост около ста семидесяти сантиметров. Красивое продолговатое лицо: карие глаза, прямой тонкий нос, узкие губы; черные длинные волнистые волосы", - он еще подумал "мягкие, как шелк".</text:p>
      <text:p text:style-name="First_20_line_20_indent">"Покатые плечи, стройная высокая шея, длинные, с узкими кистями и тонкими музыкальными пальцами, руки. Безупречная, средних размеров грудь, тонкая талия, длинные стройные ноги..."</text:p>
      <text:p text:style-name="First_20_line_20_indent">- Да, с такими спать грех, они существуют, чтобы ими восхищались, - беззвучно прошевелил губами Майкл.</text:p>
      <text:p text:style-name="First_20_line_20_indent">Как будто прочитав его мысли, женщина мягко и задумчиво улыбнулась, Майкл же, напротив, насупился и произнес.</text:p>
      <text:p text:style-name="First_20_line_20_indent">- Все то, что Вы мне здесь говорили, конечно любопытно, но у меня тем не менее не пропадает ощущение, что меня водят за нос, пытаясь запутать, чтобы я выдал товарища. Я не могу проверить ни слова Питерсона, ни Ваши слова. Кому же верить?..</text:p>
      <text:p text:style-name="First_20_line_20_indent"><text:soft-page-break/>Женщина рассмеялась.</text:p>
      <text:p text:style-name="First_20_line_20_indent">- Я и не думала, что Вы мне сразу поверите. Ну, что ж, надо попытаться убедить Вас. Пройдем к Лизерту.</text:p>
      <text:p text:style-name="First_20_line_20_indent">Она мягко взяла Майкла под руку и вышла с ним в коридор. Кот, очнувшись от своей дремоты, тоже последовал за ними. Майкла очень смущало то, как они идут, но тем не менее, ему было очень приятно.</text:p>
      <text:p text:style-name="First_20_line_20_indent">Они подошли к комнате Лизерта, и леди Джейн, постучав три раза, вошла, почти таща за собой слабо сопротивляющегося Таркина. С.М.Лизерт оторвался от экрана компьютера, где он играл в какую-то детскую игру, быстро выключил его и поднялся навстречу гостям. Казалось, присутствию чужака он ни капли не удивлен.</text:p>
      <text:p text:style-name="First_20_line_20_indent">- Мы же договорились, завтра.</text:p>
      <text:p text:style-name="First_20_line_20_indent">- Я считаю, что можно и сегодня, заодно покажем гражданину Таркину город, который, как ни верти, кое-чем ему обязан. Переночуем у меня, а с утра начнем нашу программу.</text:p>
      <text:p text:style-name="First_20_line_20_indent">- Ваша воля, - Лизерт развел руками.</text:p>
      <text:p text:style-name="First_20_line_20_indent">Он застегнул темно-зеленого цвета куртку с тремя красными "Т" на кармане на все пуговицы и, пропустив даму и Майкла вперед, вышел сам. Все трое прошли к выходу. У самой двери Лизерт задержался на миг и, присоединив к скважине какой-то блок, вызвал по нему транспорт. Затем кивнул женщине и спрятал рацию обратно в один из многочисленных карманов. Они вышли на поляну и стали ждать. Таркин внимательно смотрел по сторонам, но не заметил никаких признаков того, что за ним наблюдают. Чувствуя себя неловко оттого, что идет с тем, кого совсем недавно считал врагом, Майкл был рад, что Дит, или Лайонел, его не видит. Но он тихо возмущался тому, что все давным-давно решили за него.</text:p>
      <text:p text:style-name="First_20_line_20_indent">И вот опять прилетел геликоптер. Медленно опустившись, он приветливо распахнул двери в освещенный салон. Приняв пассажиров, он бесшумно поднялся и полетел в сторону заката. Они отдалились примерно на двадцать километров от базы, когда ночной лес за иллюминаторами окрасился в голубоватый цвет и растаял, а на его месте возник огромный город.</text:p>
      <text:p text:style-name="First_20_line_20_indent">- Вот мы и дома...</text:p>
      <text:h text:style-name="Heading_20_2" text:outline-level="2"><text:bookmark-start text:name="__RefHeading___Toc7957_3980973373"/>Глава 15.<text:bookmark-end text:name="__RefHeading___Toc7957_3980973373"/></text:h>
      <text:p text:style-name="First_20_line_20_indent">Майкл был здесь только во второй раз, но теперь встретил город как родной. Что ни говори, но плоды цивилизации были ему гораздо ближе диких творений природы.</text:p>
      <text:p text:style-name="First_20_line_20_indent">- При переносе мы воспользовались аккумуляторным зарядом, так что теперь, чтобы попасть назад, нам надо дозаправиться энергией. Я надеюсь, Вы понимаете, почему мы перенеслись во времени в специально отведенном месте?</text:p>
      <text:p text:style-name="First_20_line_20_indent">Майкл кивнул.</text:p>
      <text:p text:style-name="First_20_line_20_indent">- Если бы мы не соблюдали правил предосторожности, то вполне могли бы очутиться внутри какой-нибудь преграды, а, согласитесь сами, оказаться замурованным в бетонной стене не так уж приятно.</text:p>
      <text:p text:style-name="First_20_line_20_indent"><text:soft-page-break/>Майкл снова кивнул. Он молча скользил задумчивым взглядом по громадам небоскребов. Окна многих из них были ярко освещены. Пролетая по городу в поисках дома, Майкл не заметил такой освещенности и теперь любовался поистине грандиозным зрелищем, так как целый лес огромных зданий с роем освещенных квадратов в своих стенах поражал праздничным убранством.</text:p>
      <text:p text:style-name="First_20_line_20_indent">Геликоптер сел на крышу одного из зданий. Спустившись на лифте в подземный гараж, путешественники во времени сели в роскошный автомобиль и дальнейший путь продолжали уже по улицам. Только сейчас Таркин заметил рекламу. Окна и рамы первого этажа, которые при ходьбе пешком ничем не выделялись, освещенные, да еще когда мимо них проносились на большой скорости, складывались в буквы и рисунки, образуя плакаты. Пока машина ехала, Майкл читал их. Но вот, путешествие по ночному городу закончилось возле трехэтажного особняка. Таркин не видел таких домов в городе и теперь с интересом разглядывал его и небольшой сад вокруг. Густые кусты и кроны высоких деревьев, росших в нем, полностью скрывали окружающую панораму от случайного взгляда. Майклу очень хотелось бы посмотреть на сочетание города и этого уголка природы, но с того места, где они остановились, сделать это было невозможно, поэтому он решил рассмотреть все как следует завтра, с утра.</text:p>
      <text:p text:style-name="First_20_line_20_indent">Единственная из компании женщина вышла и быстрым шагом хозяйки пошла к крыльцу. Верный кот, как всегда, ни на шаг не отставал от своей госпожи. Равнодушный ко всему Лизерт и постоянно глазеющий по сторонам Майкл последовали за ними. Ожидая увидеть за входными дверями большой холл, украшенный картинами, с полами, покрытыми коврами, Таркин сильно удивился, когда они зашли в небольшую комнату. Оклеенные тускло-зеленоватым пластиком стены, обтянутый черной кожей диван, стол с кипой журналов и лампой на краю да деревянная, или сделанная под дерево, лестница в дальнем углу - вот и все, с чем сталкивался в первую очередь входящий. Но был и еще один предмет, который не сразу бросался в глаза, однако стоил внимания. В темном углу возле самой лестницы висела фотография Майкла Джейсона Таркина.</text:p>
      <text:p text:style-name="First_20_line_20_indent">Рассмотреть ее поближе Майклу не удалось, так как хозяйка дома тут же проводила его на второй этаж, где показала комнату, в которой он мог отдохнуть и выспаться.</text:p>
      <text:p text:style-name="First_20_line_20_indent">- Вы увидите, что мы позаботились о вашем приезде...</text:p>
      <text:p text:style-name="First_20_line_20_indent">Смысл этой фразы Таркин понял только когда вошел внутрь и огляделся. Книги, компьютер, бар - здесь было все, чтобы обеспечить ему наиболее приятное и полезное времяпрепровождение. А на кровати лежали газеты. Свежие, пахнущие типографской краской, они были изготовлены специально для него и при этом ничуть не отличались от тех, к которым привык Майкл. События последних дней заинтересовали его.</text:p>
      <text:p text:style-name="First_20_line_20_indent">"Цунами в Индийском океане успешно обезврежено", "Новости культуры", "История мира, часть 139" и многие другие статьи попались Майклу на глаза, но он искал другое. И вот, нашел. "Л.П. снова бежал". Статья под неброским названием была небольшой, и он перечитал ее несколько раз.</text:p>
      <text:p text:style-name="First_20_line_20_indent">"Вчера службой темпорального контроля был схвачен небезызвестный Л.Г. Питерсон. К сожалению, в тот же вечер он сбежал. В очередной раз скрыться от правосудия ему помог обманутый им честный гражданин, имя которого во избежание беспорядков прессе не сообщалось.</text:p>
      <text:p text:style-name="First_20_line_20_indent"><text:soft-page-break/>Излишне напоминать, что вышеупомянутый Л.Г.Питерсон обвиняется Общим Советом нашего Города в нарушении статей 13, 27-41, 178 и 251 Всеобщего Кодекса.</text:p>
      <text:p text:style-name="First_20_line_20_indent">Задержавший Л.Г.Питерсона комиссар С.М.Лизерт из Третьего округа сообщил, что преступник похитил при побеге ценный прибор, но какой, не уточнил. В добровольном интервью он добавил, что разыскиваемый очень опасен и применять к нему грубое физическое воздействие нельзя, так как это угрожает личной безопасности задерживающего. При встрече с ним не исключена возможность НЕ-эффекта, поэтому еще раз напоминаем, будьте осторожны!"</text:p>
      <text:p text:style-name="First_20_line_20_indent">Больше ни сам Майкл, ни его бывший товарищ нигде не упоминались, поэтому газеты были отброшены в сторону, и Таркин взялся за книги. Общая история энергетики, теория относительности , логика - все это было более или менее знакомо, но тем не менее он взял первую попавшуюся и стал перечитывать. Однако, скоро положил ее на место и пересел за компьютер. Быстро разобравшись с управлением, он работал со своими записками часа два, а затем проспал весь остаток ночи.</text:p>
      <text:p text:style-name="First_20_line_20_indent">Утро он встретил в постели, раздетый и укрытый одеялом, хотя не помнил, чтобы делал сам что-либо подобное. Вспоминалось только что-то легкое, прекрасное и... Поцелуй! Таркин хотел было осмыслить это получше, но бурчание в животе заставило его оторваться от этих мыслей. На столе он нашел записку, в которой в вежливой форме была высказана просьба прийти на завтрак и указывалось, как добраться до столовой. Одев взятую со стоящего рядом с кроватью стула чистую одежду, Майкл вышел из комнаты и, руководствуясь запиской, стал пробираться к ожидающему его обществу. Маршрут, нарисованный на листе бумаги, привел его в зал, где уже сидели Лизерт, леди Джейн и еще несколько солидного вида мужчин, которые встали, едва Таркин появился на пороге.</text:p>
      <text:p text:style-name="First_20_line_20_indent">- А вот и он, - леди Джейн плавно повела рукой в его сторону. - Проходите. Сначала мы позавтракаем, а затем я представлю Вам наших гостей, и мы пройдем во Дворец Совета, где и обсудим все наши проблемы.</text:p>
      <text:p text:style-name="First_20_line_20_indent">Майкл присел с края стола. Тотчас же небольшой робот-официант подкатился к нему и поставил на стол поднос с завтраком. Хлеб, блюдо с омарами, жаркое, какие-то деликатесы, чашка горячего кофе и бокал сладкого красного вина. Просто говоря, Майкл обалдел. Уже давно он не то, что не пробовал, но даже не видел такой роскоши. У него снова забурчало в животе, но из приличия все окружающие сделали вид, что ничего не произошло. Все спокойно позавтракали. Во время еды был слышен только легкий звон вилок и ножей. После трапезы все встали и перешли в зал. Там, рассевшись на диванах, гости приняли сосредоточенный вид, а леди Джейн встала посередине и начала говорить.</text:p>
      <text:p text:style-name="First_20_line_20_indent">- Не буду долго удерживать Ваше внимание. Все мы знаем, что к чему, кто наш гость и почему он тут. Поэтому я предлагаю сразу приступить к обзору наших планов, а немного позже мы ответим на все вопросы, которые появятся у нашего гостя или кого-либо из членов Совета...</text:p>
      <text:p text:style-name="First_20_line_20_indent">Майкл почти не вслушивался в то, что ему говорили. Он молча смотрел на леди Джейн. Вспоминая ночной поцелуй, он гадал: сон это был или явь, хотя про себя уже давно решил, что это не было плодом его воображения. Сейчас, глядя женщине в лицо, он любовался его красотой и пытался уловить хоть какой-то намек на чувства, которые она могла испытывать по отношению <text:soft-page-break/>к нему. Но, как он заметил, обводя глазами зал, она ни разу не задержала на нем свой взгляд, а на большее он и не решался рассчитывать.</text:p>
      <text:p text:style-name="First_20_line_20_indent">- Какие еще есть вопросы?</text:p>
      <text:p text:style-name="First_20_line_20_indent">Майкл очнулся от задумчивости, поднял руку, затем встал и произнес.</text:p>
      <text:p text:style-name="First_20_line_20_indent">- Насколько я мог понять, у меня есть шанс узнать побольше о Городе. Наблюдая за его жизнью, я пришел к выводу, что Город - полностью изолированное от внешнего мира место. Мне не ясно, почему. Кроме того, я не могу даже представить, как поддерживается его экономика при такой изоляции.</text:p>
      <text:p text:style-name="First_20_line_20_indent">Члены Совета переглянулись друг с другом. Немного помолчав, леди Джейн ответила.</text:p>
      <text:p text:style-name="First_20_line_20_indent">- Ладно, я сама лично удовлетворю Ваше любопытство. Прямо сейчас мы проедем к окраине Города, и там я Вам все расскажу и покажу.</text:p>
      <text:p text:style-name="First_20_line_20_indent">Все они вышли из дома. Таркин ожидал увидеть автомобиль, на котором он и Джейн Морган могли бы проехать к окраине, которая против воли заинтересовала его. Члены Совета разъехались, а женщина, призывно махнув рукой, пошла за дом, туда, где сплошной стеной стояли яблони, не по сезону увешанные крупными красными плодами. Идя по узкой песчаной дорожке, Майкл гадал, почему они пошли туда. Неужели этот особняк, в котором он провел ночь, стоял на самой окраине города. или там было что-либо, способное помочь им отправиться туда, а быть может, леди Джейн просто хочет сама... Дальнейшие свои фантазии он тут же отогнал, слишком уж невероятной показалась ему эта мысль, однако однажды придя, она уже не исчезала, оставляя за собой дрожь в душе и предчувствие чего-то необычного и заманчивого.</text:p>
      <text:p text:style-name="First_20_line_20_indent">- Мы пришли.</text:p>
      <text:p text:style-name="First_20_line_20_indent">Таркин широко раскрыв глаза смотрел прямо на то, что открылось в этот момент его взгляду. Скрывавшаяся прежде за садом, удивительная панорама поразила его.</text:p>
      <text:p text:style-name="First_20_line_20_indent">Широкое зеленое поле, точнее, холмистая равнина расстилалась так далеко, что ей не было видно ни конца ни края. Точнее, с двух сторон она все же была ограничена. В одном месте она кончалась садом, из которого вышел Майкл, а с другой стороны... Огромный город подступал к самым холмам, но в одном месте он как невидимым мечом рассекался надвое и как мыс вдавался в зеленое море. Все это было бы просто очень впечатляющим, но ничего необычного, если бы не одна деталь. Чем ближе к холмам, тем дома становились все призрачнее и в конце концов незаметно переходили в луг.</text:p>
      <text:p text:style-name="First_20_line_20_indent">- Как же это?..</text:p>
      <text:p text:style-name="First_20_line_20_indent">- Я все объясню, - здесь, на окраине, голоса их резко изменились. Гулким низким тембром звучали они во влажном воздухе.</text:p>
      <text:p text:style-name="First_20_line_20_indent">Майкл вздрогнул, словно от порыва ледяного ветра, и еще раз огляделся.</text:p>
      <text:h text:style-name="Heading_20_2" text:outline-level="2"><text:bookmark-start text:name="__RefHeading___Toc7959_3980973373"/>Глава 16.<text:bookmark-end text:name="__RefHeading___Toc7959_3980973373"/></text:h>
      <text:p text:style-name="First_20_line_20_indent">Таркин повернулся к леди Джейн.</text:p>
      <text:p text:style-name="First_20_line_20_indent">- Я не понимаю, как это...</text:p>
      <text:p text:style-name="First_20_line_20_indent"><text:soft-page-break/>- Все просто. То, что Вы видите сейчас, все это последствия катастрофы, произошедшей с Новыми. Это было давно. Город постоянно расширялся, новые дома строились быстро, и общая площадь его достигала уже пятидесяти семи тысяч квадратных километров, когда это произошло. Сильное землетрясение, не замеченное почему-то сейсмографами, встревожило службу контроля, и она немедленно включила защитный барьер. Весь ландшафт изменился в один миг. Как невидимая волна, прокатились перемены, задев и край Города, где находились новые районы. Барьер не успел защитить его, и дома, улицы, люди - все в мгновение ока очутились за пределом защитной преграды и исчезли. Дальнейшая их судьба неизвестна, но я могу добавить только, что именно тогда прекратилась всякая связь с остальным миром. Ни радио, ни телевидение, ни какие-либо еще средства связи не работали, поэтому правительство Города сделало вывод, что все остальные просто исчезли. Благодаря тому, что Город уже давно перешел на автономную систему снабжения, мы смогли обеспечить себя и энергией, и продуктами. Да и барьер с тех пор ни разу не снимали. Часть Города, пострадавшая при катастрофе, отныне была закрыта для посещения, даже незаконные группировки не пытались проникнуть туда. Многое изменилось. Все дороги и улица были приспособлены под автомобили, развилась воздушная сеть, а пешеходов почти не стало. Из-за изоляции от крупнейших банков данных мира мы вынуждены были создать новые школы и библиотеки, новые учреждения. Наша система развилась и стала такой, как ты видел сейчас.</text:p>
      <text:p text:style-name="First_20_line_20_indent">Брови Майкла скакнули вверх. Впервые леди Джейн назвала его на "ты". Похоже, даже не заметив своей оплошности, женщина продолжала.</text:p>
      <text:p text:style-name="First_20_line_20_indent">- Во многом она несовершенна, но тем не менее вполне действенна. Преступления были не столь уж часты еще до катастрофы, а после нее, когда законодательство приняло новый вид, мелкие преступления почти полностью исчезли.</text:p>
      <text:p text:style-name="First_20_line_20_indent">- Так, значит, с тех пор никто так и не выходил за пределы Города?</text:p>
      <text:p text:style-name="First_20_line_20_indent">- Да, темпоральные возмущения были слишком велики, чтобы позволить кому-то выйти за барьер. Ну, что еще?</text:p>
      <text:p text:style-name="First_20_line_20_indent">- Тьфу ты! Извините. Я только сейчас вспомнил про свой дом. Он по-прежнему путеш6ествует во времени, значит, может и попасть в прошлое в тот момент, когда рядом окажется Питерсон, а путешествуя, и притом весьма комфортно, вместе с домом, он ведь может натворить всякое. Разве не так?</text:p>
      <text:p text:style-name="First_20_line_20_indent">- Странно, что Вы вспомнили об этом. Спешу Вас успокоить, Служба Контроля не сидела без дела и, как только дом появился в очередной раз, "заморозила" его. Теперь он находится по-прежнему там, где появился впервые...</text:p>
      <text:p text:style-name="First_20_line_20_indent">- Так что же мы сидим здесь, поехали ко мне... Хотя, ведь Вы и так там уже, наверное, были.</text:p>
      <text:p text:style-name="First_20_line_20_indent">- Ошибаетесь. Мы не заходили внутрь и не трогали ничего, что является Вашим имуществом.</text:p>
      <text:p text:style-name="First_20_line_20_indent">- Ну что ж! Я, честно говоря, буду гораздо лучше чувствовать себя в привычной обстановке… Конечно, если это возможно.</text:p>
      <text:p text:style-name="First_20_line_20_indent">Леди Джейн кивнула, и оба собеседника удалились, оставляя за спинами мирный, но мертвенно-чуждый ландшафт.</text:p>
      <text:p text:style-name="First_20_line_20_indent"><text:soft-page-break/>Мягко упав на старую кушетку, Майкл вздохнул полной грудью и расслабился. Он привычным движением достал из стенного бара бутылку шампанского и два бокала.</text:p>
      <text:p text:style-name="First_20_line_20_indent">- Я надеюсь, Вы не откажетесь...</text:p>
      <text:p text:style-name="First_20_line_20_indent">Леди Джейн кивнула. Пригубив чуть-чуть из своего бокала, она продолжала с интересом осматривать комнату.</text:p>
      <text:p text:style-name="First_20_line_20_indent">- У Вас много книг. Если я попрошу об одолжении, не откажете ли Вы мне? Не могли бы Вы подарить нам несколько книг для библиотеки?</text:p>
      <text:p text:style-name="First_20_line_20_indent">- О, да пожалуйста! Но, может быть, мы поговорим пока о чем-нибудь другом? Например, я обращаюсь с Вами, Вы все знаете обо мне, а я даже не знаю толком о Вашей личной жизни...</text:p>
      <text:p text:style-name="First_20_line_20_indent">- Вы меня для этого сюда пригласили? Если это повод ля ухаживания, то я бы предпочла закончить наши отношения и действовать по программе Совета. Мне лично сейчас не до романтики, из-за Вас произошло столько разных событий, что надо думать, как исправить последствия Ваших поступков.</text:p>
      <text:p text:style-name="First_20_line_20_indent">- Ладно, ладно! - Майкл вздохнул. На откровенную беседу женщину, сидящую рядом с ним, явно не тянуло. А он-то подумал, что она к нему неравнодушна. - Тогда мне хотелось бы выяснить кое-что. Найдется ли отряд добровольцев, которые согласятся пойти со мной в закрытую зону, там, где город пострадал во время катастрофы?</text:p>
      <text:p text:style-name="First_20_line_20_indent">- Это незаконно!</text:p>
      <text:p text:style-name="First_20_line_20_indent">- Как? Разве я не могу получить разрешение хотя бы для себя? Кроме того, это было бы большим подспорьем в моей работе. Я надеюсь, это никак не повлияет на временные соответствия.</text:p>
      <text:p text:style-name="First_20_line_20_indent">- Серьезный вопрос, такое никогда не предпринимали... Я немедленно созову Совет, где мы обсудим Вашу просьбу... А что касается моей личной жизни, то она самая обычная, какая может быть у тридцатилетней незамужней женщины, облеченной властью... Решение Совета я доложу вечером, а сейчас я вынуждена Вас покинуть.</text:p>
      <text:p text:style-name="First_20_line_20_indent">Она вышла, оставив Майкла с глуповато-убежденным выражением лица. Как только леди Джейн скрылась за дверью, Таркин бросился к окну и увидел, что женщина обернулась на ходу и улыбнулась, а затем одним прыжком вскочила в автомобиль, тут же сорвавшийся с места и скрывшийся за коньком крыши. Не поняв сперва происходящего, Майкл бросился к краю крыши и заглянул вниз. Стремительно мчавшийся в сторону солнца автомобиль летел, планируя на своих выдвинувшихся серебристых крыльях, ярко сверкая в полуденных лучах. Майкл облегченно вздохнул.</text:p>
      <text:p text:style-name="First_20_line_20_indent">Спустя почти десять часов, когда Майкл собирался лечь спать, в дверь его дома постучали. Закутавшись в плед и бормоча что-то нечленораздельное под нос, он подошел ко входу и открыл. Снаружи никого не было, только к стене была приколота записка.</text:p>
      <text:p text:style-name="First_20_line_20_indent">"Завтра в девять у меня. Все необходимое собрано."</text:p>
      <text:p text:style-name="First_20_line_20_indent">Снизу был фигурный вензель и подпись "Леди Дж.М."</text:p>
      <text:p text:style-name="First_20_line_20_indent"><text:soft-page-break/>Не сразу поняв, в чем дело, Таркин сорвал записку и принюхался к ней. Свежий и ароматный запах духов вскружил ему голову. Майкл аккуратно положил листок между страницами книги, лежащей на ночном столике, а саму книгу положил под подушку. Полный радостных мечтаний и надежд, он лег спать.</text:p>
      <text:h text:style-name="Heading_20_2" text:outline-level="2"><text:bookmark-start text:name="__RefHeading___Toc7961_3980973373"/>Глава 17.<text:bookmark-end text:name="__RefHeading___Toc7961_3980973373"/></text:h>
      <text:p text:style-name="First_20_line_20_indent">Проиграв какой-то марш, будильник наконец-то замолк. Не открывая глаз, Майкл встал, потянулся и крякнул. Он оделся, быстро перекусил и собрался уже выскочить из дома, когда что-то вспомнил. Он подошел к незаправленой кровати, достал из-под подушки книгу и бережно переложил зажатую в ней записку себе в блокнот. Затем, оглядев последний раз свое жилище, Таркин оправил на себе рубаху и вышел.</text:p>
      <text:p text:style-name="First_20_line_20_indent">Сверкающий солнечный луч, отразившись от чего-то, ослепил Майкла. Прикрывая глаза рукой, он посмотрел на источник света. Небольшой автомобиль, такой же, как тот, на котором умчалась вчера Джейн Морган, стоял в десяти шагах от дома. Отражая от своего блестящего корпуса солнечные лучи, он-то и слепил Майкла. Приметив Таркина, водитель распахнул дверцу, а как только Майкл сел, рванул с места. Машина вынеслась за пределы крыши. По ее бокам появились крылья, и, мягко планируя в струях почти неподвижного воздуха, механизм быстро помчался вперед.</text:p>
      <text:p text:style-name="First_20_line_20_indent">В первый момент у Майкла перехватило дыхание. Он даже судорожно схватился руками за сиденье, такой хрупкой показалась вдруг ему преграда, отделяющая его и водителя от всего огромного пространства, простирающегося под ними. Вниз он старался больше не смотреть. Он не ощущал на своем лице ветра, не видел птиц, не было свиста воздуха в ушах, но Таркин смог домыслить все это. Прикрыв глаза, он совершенно расслабился и до конца полета наслаждался несуществующими нигде, кроме его сознания, вещами.</text:p>
      <text:p text:style-name="First_20_line_20_indent">Автомобиль тихо приземлился возле особняка с садом. Из дома вышла Джейн Морган и села в машину.</text:p>
      <text:p text:style-name="First_20_line_20_indent">- Все вещи уже на месте, люди тоже.</text:p>
      <text:p text:style-name="First_20_line_20_indent">- Ага. А почему Совет принимал решение так долго, ведь раз я только еще сделаю свое открытие, значит, я останусь жив.</text:p>
      <text:p text:style-name="First_20_line_20_indent">- А другие? Вы не понимаете, что этот период Вашей жизни нам был совершенно неизвестен.</text:p>
      <text:p text:style-name="First_20_line_20_indent">- Кстати, Вы летите провожать или?..</text:p>
      <text:p text:style-name="First_20_line_20_indent">- Я пойду с Вами. Как член Совета, я просто обязана так поступить.</text:p>
      <text:p text:style-name="First_20_line_20_indent">Майкл молча согласился. Конечно, ему не хотелось подвергать жизнь кого бы то ни было, в особенности, этой женщины, опасности, но, исследуя окраины вместе с такой приятной спутницей, он чувствовал бы себя комфортнее. И все же он был неуверен, ибо уже и сам начал раскаиваться, что вообще заикнулся о том, что лежит за городскими пределами.</text:p>
      <text:p text:style-name="First_20_line_20_indent">Пять человек были готовы. Аккуратно уложенное оборудование отвезли к окраине, последние несколько метров его пришлось нести собственными силами.</text:p>
      <text:p text:style-name="First_20_line_20_indent"><text:soft-page-break/>И вот, граница была пересечена. Тут же начались странности. Одежда словно прилипала в одних местах и раздувалась пузырем в других, заставляя людей непроизвольно принимать соответствующее ей положение. Легкое сопротивление воздуха не мешало идти, но ощущалось весьма заметно. Поразительная тишина стояла вокруг, только сами исследователи нарушали ее гулко отдающими шагами.</text:p>
      <text:p text:style-name="First_20_line_20_indent">- Не будем сильно удаляться, остановимся здесь, - Майкл первым положил свой рюкзак на землю и стал его распаковывать.</text:p>
      <text:p text:style-name="First_20_line_20_indent">На заброшенную мостовую были положены вынутые из кожухов приборы: амперметры, вольтметры, секундомеры, еще что-то. Таркин приступил к опытам.</text:p>
      <text:p text:style-name="First_20_line_20_indent">Начал он с простого. Кидая под различным углом разные предметы, он измерял их скорость и время падения. Пользуясь камертоном, еще чем-то, приборами, которыми его обучила пользоваться леди Джейн, он опять что-то записывал, рассчитывал и снова измерял. В принципе, все то же мог проделать и робот, но в данном случае живое участие было надежнее.</text:p>
      <text:p text:style-name="First_20_line_20_indent">Скоро работа была закончена и небольшой отряд двинулся в обратный путь.</text:p>
      <text:p text:style-name="First_20_line_20_indent">- Будьте осторожны, сейчас опасный промежуток, - не без оснований опасаясь перехода через границу искаженного времени, Майкл замедлил шаги.</text:p>
      <text:p text:style-name="First_20_line_20_indent">Ничего не происходило, но вдруг один из добровольцев вскрикнул. Идущая рядом с ним девушка стала расплывчатой. Она погружалась в землю, становясь все более прозрачной, пока совсем не исчезла. Вся группа тут же выстроилась полукругом вокруг того места, где это произошло. Майкл лихорадочно перебирал приборы, то включая, то выключая их все молчали.</text:p>
      <text:p text:style-name="First_20_line_20_indent">Никто не понял, как это произошло, но само исчезновение, не сопровождаемое ни вспышками, ни звуками, было страшноватым. Кто-то не выдержал и бросился бежать. Проскальзывая ногами на одном месте, он пробежал несколько метров, затем споткнулся и упал. Вскрикнув, он замер.</text:p>
      <text:p text:style-name="First_20_line_20_indent">- Стойте все! - Таркин сам подошел осторожно к упавшему. Большая вмятина в груди того сочилась кровью. Это было похоже на то, как будто сверху на человека упал тяжелый камень, но ни в самой ране, ни возле мертвеца не было ничего, что могло бы так покалечить. Но вот, небольшой участок воздуха над трупом потемнел, уплотнился, и огромный булыжник с глухим чмокающим звуком упал вниз, угодив как раз в рану. Мертвец заколебался как картинка на испорченной кинопленке, и исчез. Даже трава под ним была непримятая.</text:p>
      <text:p text:style-name="First_20_line_20_indent">Осторожно ступая друг за другом след в след, отряд двинулся дальше. Поднялся встречный ветер. Почти незаметный вначале, он быстро превратился в ураган. Когда до спасительного рубежа осталось лишь три метра, пять человек склонились к земле так низко, что могли цепляться за нее руками, что они и делали.</text:p>
      <text:p text:style-name="First_20_line_20_indent">Первый человек пересек границу. Воздух перестал давить на него, и он уткнулся носом в траву. Тихо простонав, он перевернулся на спину, затем приподнялся и стал помогать своим товарищам. Уже четверо стояли у опасной черты и тянули руки к последнему из отряда, ноги которого под напором ветра уже скользили по асфальту. Этот пятый протянул руку и рванулся вперед, и тут же, не выдержав напора ветра, тело его опрокинулось назад и с диким криком он полетел в обратном от границы искривления времени направлении. Скорость его полета была <text:soft-page-break/>столь высока, что летел он не касаясь земли и исчез через одну-две секунды, скрывшись в неизведанной дали.</text:p>
      <text:p text:style-name="First_20_line_20_indent">- Мы знали, на что идем, - один из добровольцев подошел к Майклу, чтобы утешить его. - Ваша совесть чиста, никто не виноват в их смерти...</text:p>
      <text:p text:style-name="First_20_line_20_indent">Майкл хмуро кивнул. Улавливая лишь общий смысл относящихся к нему слов, он думал о своем. Леди Джейн, видя такое состояние своего подопечного, махнула рукой, подавая знак скрыться остальным. Когда они остались наедине, по ее плечам пробежала дрожь, и она, крепко схватив Таркина за руку, выдавила из себя.</text:p>
      <text:p text:style-name="First_20_line_20_indent">- Пойдем отсюда!</text:p>
      <text:p text:style-name="First_20_line_20_indent">С подкашивающимися после испытанного ногами, они медленно побрели в сторону Города.</text:p>
      <text:h text:style-name="Heading_20_2" text:outline-level="2"><text:bookmark-start text:name="__RefHeading___Toc7963_3980973373"/>Глава 18.<text:bookmark-end text:name="__RefHeading___Toc7963_3980973373"/></text:h>
      <text:p text:style-name="First_20_line_20_indent">Совет слушал молча. Сухой, безо всяких выводов, доклад был коротким, но огромным по своей значимости. Гибель нескольких участников похода не могла быть оставлена просто так, но утешением служило то, что они добровольно пошли на это, зная, чем все может обернуться. Правда, утешение это было слабое.</text:p>
      <text:p text:style-name="First_20_line_20_indent">Душа-душой, но и дело не терпит. Эта поговорка, часто встречаемая в этом времени, пришла на ум сама собой. Майкл занялся анализом полученных в зоне данных. Мисс Морган тайком следила за его лицом. Мелькавшие на нем недоумение, удивление и интерес забавляли ее. И она еще раз подумала, что этот человек стал ей небезразличен...</text:p>
      <text:p text:style-name="First_20_line_20_indent">А Майкл до последней ночи сидел за своим компьютером. Бывало, он о чем-то задумывался, затем начинал бешено стучать по клавишам и черкать что-то на бумаге, затем, как будто натолкнувшись на преграду, останавливался и снова погружался в размышления. Он так был занят своей работой, что совсем забыл про хозяйку дома, в котором он сейчас жил. А она сидела в стороне и молча смотрела на него. Только когда за окном заиграла заря, Таркин окончательно сдался и заснул прямо за столом, она тихо встала и ушла в свою комнату.</text:p>
      <text:p text:style-name="P2"/>
      <text:p text:style-name="First_20_line_20_indent">Лайонел Грегори Питерсон, преступник в своем времени, чужак в этом, проснулся за мгновение до начала дождя. Когда с неба хлынули потоки воды, он уже сидел в расщелине старого дерева и мерно пожевывал шоколадный батончик. Дождь прекратился, выглянуло солнце и весь лес засверкал в его лучах как новогодняя игрушка. Капли воды блестели как алмазы, влажные глянцевые листья словно зеркала отражали свет, сливаясь в один сверкающий, мерцающий под легким ветерком, ковер.</text:p>
      <text:p text:style-name="First_20_line_20_indent">Через некоторое время Лайонел снова занял свой пост у поляны, и не напрасно. Не прошло и часа, как из бункера вышли Таркин и двое охранников. Они повели его по просеке туда, где совсем еще недавно (и так давно) встретились Майкл и Лизерт. Питерсон следил за ними из зарослей. Он хорошо рассмотрел своего товарища. Тот шел, медленно переставляя ноги, а на бледном лице его была тревога.</text:p>
      <text:p text:style-name="First_20_line_20_indent">За время пути Лайонел немного отстал, а когда догнал конвой, то Майкл уже стоял на краю поляны, одной из многих здесь, а двое сопровождающих уходили в сторону, к кусту ярко-красных <text:soft-page-break/>цветов. Остановившись там, они принялись о чем-то совещаться. Лайонел не стал долго раздумывать.</text:p>
      <text:p text:style-name="First_20_line_20_indent">- Майкл!</text:p>
      <text:p text:style-name="First_20_line_20_indent">Таркин вздрогнул и обернулся в сторону кустов, откуда прозвучал призыв. Он качнулся в эту сторону, но остался стоять на месте.</text:p>
      <text:p text:style-name="First_20_line_20_indent">- Беги сюда, я их задержу.</text:p>
      <text:p text:style-name="First_20_line_20_indent">Майкл кивнул и бросился в кусты. Сопровождающие обернулись.</text:p>
      <text:p text:style-name="First_20_line_20_indent">- Эй, держи его!</text:p>
      <text:p text:style-name="First_20_line_20_indent">Они пробежали примерно полпути до кустов, когда им навстречу выскочил Питерсон. Преследователи переглянулись и бросились на него. Пинком ноги отбросив одного, ударом в челюсть остановив другого, он принял боевую стойку, но вдруг почувствовал охватившие его железной хваткой объятья. Потирая ушибленные места и отряхиваясь, поднялись его соперники. Они перехватили его посильней и покрепче. Питерсон обернулся и посмотрел на того, кто его держал. Это был Майкл Таркин.</text:p>
      <text:p text:style-name="First_20_line_20_indent">- Ты! Предатель...</text:p>
      <text:p text:style-name="First_20_line_20_indent">Последние звуки он почти проглотил, так как заметил слой грима на лице того, кого считал своим товарищем. Он горько усмехнулся.</text:p>
      <text:p text:style-name="First_20_line_20_indent">- Ну что ж, ваша взяла...</text:p>
      <text:p text:style-name="P2"/>
      <text:p text:style-name="First_20_line_20_indent">Майкл работал и работал. Напрямую не занимаясь раньше подобными вещами, он долго разбирался. Три дня за работой пролетели незаметно.</text:p>
      <text:p text:style-name="P2"/>
      <text:p text:style-name="First_20_line_20_indent">Уже битых полчаса Майкл крутился перед большим зеркалом, примеряя себе галстук. Джейн тайком пробралась к нему через открытую дверь и молча наблюдала за процедурой примерки.</text:p>
      <text:p text:style-name="First_20_line_20_indent">- Мне кажется, будет совсем не страшно, если ты появишься там вовсе без галстука.</text:p>
      <text:p text:style-name="First_20_line_20_indent">Майкл вздрогнул. С тех пор, как они перешли на "ты", он смущался еще больше. Каждый час, проведенный с ней убеждал его все больше и больше в одной вещи.</text:p>
      <text:p text:style-name="First_20_line_20_indent">"Майкл, ты влюбился, втюрился, как мальчишка..."</text:p>
      <text:p text:style-name="First_20_line_20_indent">Он отбросил в сторону галстук в черную крапинку и, повернувшись на сто восемьдесят градусов, артистическим жестом развел руки и картинно поклонился.</text:p>
      <text:p text:style-name="First_20_line_20_indent">- Ну что, каков я?</text:p>
      <text:p text:style-name="First_20_line_20_indent">Джейн рассмеялась.</text:p>
      <text:p text:style-name="First_20_line_20_indent">- Как слон в магазине.</text:p>
      <text:p text:style-name="First_20_line_20_indent">Майкл поправил.</text:p>
      <text:p text:style-name="First_20_line_20_indent">- В посудной лавке.</text:p>
      <text:p text:style-name="First_20_line_20_indent"><text:soft-page-break/>- Ладно, ладно. Конференция через час, дорога - пятнадцать минут, так что пора заканчивать приготовления. Все равно все знают, какой ты есть на самом деле.</text:p>
      <text:p text:style-name="First_20_line_20_indent">- А, ну да, я же история...</text:p>
      <text:p text:style-name="First_20_line_20_indent">Недовольство Таркина не скрывалось. Всегда, когда ему напоминали, что он здесь чужой, он понимал, что так оно и есть, но обижался и становился ворчливым.</text:p>
      <text:p text:style-name="First_20_line_20_indent">Звуковой сигнал сообщил, что прибыл автомобиль.</text:p>
      <text:p text:style-name="First_20_line_20_indent">- Черт возьми, приятно все-таки покататься иной раз на такой тачке. Ой, извини, машине.</text:p>
      <text:p text:style-name="First_20_line_20_indent">- Тачке?</text:p>
      <text:p text:style-name="First_20_line_20_indent">- Ну, это так, жаргон.</text:p>
      <text:p text:style-name="First_20_line_20_indent">- А. у нас это тоже есть, например, квартописканучиться.</text:p>
      <text:p text:style-name="First_20_line_20_indent">- Чего, чего? И что это означает?</text:p>
      <text:p text:style-name="First_20_line_20_indent">- Тебе этого лучше не знать, - Джейн весело рассмеялась.</text:p>
      <text:p text:style-name="First_20_line_20_indent">Майкл посмотрел в зеркальце возле водителя и увидел его недоуменные глаза. Он прыснул и указал на это своей попутчице. Та, увидев глупое недоуменное выражение, тоже рассмеялась. Смех их длился до самого конца пути.</text:p>
      <text:p text:style-name="P2"/>
      <text:p text:style-name="First_20_line_20_indent">- Господа, мы собрались здесь, чтобы обсудить одно известие...</text:p>
      <text:p text:style-name="First_20_line_20_indent">Майкл хмыкнул. Все недоуменно посмотрели на него.</text:p>
      <text:p text:style-name="First_20_line_20_indent">- Извините, вспомнилось кое-что.</text:p>
      <text:p text:style-name="First_20_line_20_indent">Леди Джейн молча кивнула и после небольшой паузы продолжила.</text:p>
      <text:p text:style-name="First_20_line_20_indent">- Всем должно быть известно кто это лицо, специально приглашенное на сегодняшнюю нашу встречу. Более того, именно он и является ее причиной. Каждый знает, какое открытие должен совершить этот человек, каждый понимает его значение для всей истории. И теперь я рада сообщить Вам - это открытие почти сделано.</text:p>
      <text:p text:style-name="First_20_line_20_indent">Зал молчал.</text:p>
      <text:p text:style-name="First_20_line_20_indent">- А теперь я закончу. Завтра, в шесть часов утра Майкл Таркни покинет нас и вернется в свое время. Вместе с ним перенесутся в прошлое его труды... и я в качестве супруги человека, которому мы все обязаны.</text:p>
      <text:p text:style-name="First_20_line_20_indent">Все в зале посмотрели на Майкла и стали быстро переговариваться. Сам Таркин резко повернулся в сторону Джейн и полными восхищения глазами, все еще не веря до конца в сказанное, смотрел на предмет своего обожания.</text:p>
      <text:p text:style-name="P2"/>
      <text:p text:style-name="First_20_line_20_indent"><text:span text:style-name="T1">- В третий квартал, 3</text:span><text:span text:style-name="T2">D</text:span><text:span text:style-name="T1">-2!</text:span></text:p>
      <text:p text:style-name="First_20_line_20_indent">- Что там? - Майкл совсем растерялся. У него как будто выбили почву из-под ног. С тех пор, как он узнал, что Джейн решила выйти за него замуж, в голове его был сплошной золотой туман.</text:p>
      <text:p text:style-name="First_20_line_20_indent"><text:soft-page-break/>Большой желтый дом казался чуждым явлением среди матово-серебрянных небоскребов. Тяжелые деревянные двери медленно открылись и впустили Майкла и Джейн внутрь.</text:p>
      <text:p text:style-name="First_20_line_20_indent">Человек в желтом, под цвет дома, халате, наверное, санитар, провел их до одной из дверей по правую сторону. Майкл посмотрел в окошко и резко отпрянул назад. В комнате, которую он увидел, царил хаос, так как слово "беспорядок" было чересчур мягким. Стол был опрокинут, матрац и одеяло сорваны с кровати, подушка разорвана в клочья... И посреди всего этого стоял Лайонел Питерсон. Волосы его были взлохмачены, в глазах светилось безумие.</text:p>
      <text:p text:style-name="First_20_line_20_indent">- Что вы с ним сделали?</text:p>
      <text:p text:style-name="First_20_line_20_indent">- Не беспокойтесь, это просто обратная сторона лечение.</text:p>
      <text:p text:style-name="First_20_line_20_indent">Лайонел подошел к двери и уставился прямо на Майкла. На какое-то мгновение в глазах его сверкнула искра разума, но почти тут же лицо его приняло бессмысленное выражение, и он, замахнувшись со всей силы, бросил в окошко стул.</text:p>
      <text:p text:style-name="First_20_line_20_indent">Майкл рванулся в сторону. Он ошеломленно смотрел на дверь, за которой находился его прежний приятель. Джейн взяла его молча за руку и медленно повела к выходу.</text:p>
      <text:p text:style-name="First_20_line_20_indent">- Да вы не беспокойтесь. Стекло очень прочное, его так просто не прошибешь, хоть из пушки стреляй.</text:p>
      <text:p text:style-name="First_20_line_20_indent">У санитара развязался язык.</text:p>
      <text:p text:style-name="First_20_line_20_indent">- Но что произошло?</text:p>
      <text:p text:style-name="First_20_line_20_indent">- Это всего лишь лечение, - повторился он. - Сейчас у него полностью расторможены некоторые участки мозга. Вся агрессия выплескивается наружу...</text:p>
      <text:p text:style-name="First_20_line_20_indent">Майкл размышлял о Лайонеле. Неужели этот безумный маньяк и есть тот Питерсон, с которым еще совсем недавно он был так близок? То, что он увидел, напоминало скорее бешеную собаку, нежели человека.</text:p>
      <text:p text:style-name="First_20_line_20_indent">- ...и тога с помощью некоторых препаратов ему будет внедрено специальное поведение...</text:p>
      <text:p text:style-name="First_20_line_20_indent">Слова санитара доходили до него, как будто он сидел в глубокой бочке. Моментами он их слышал, но не понимал, а иногда совсем не воспринимал <text:s/>как звуки.</text:p>
      <text:p text:style-name="First_20_line_20_indent">- ...полноправным членом общества.</text:p>
      <text:p text:style-name="First_20_line_20_indent">- Да заткнись ты!, - не выдержал Майкл.</text:p>
      <text:p text:style-name="First_20_line_20_indent">Санитар ошеломленно замолк на полуслове и даже закашлялся, как будто подавившись последними слогами.</text:p>
      <text:p text:style-name="First_20_line_20_indent">Машина резко рванула с места, и только когда страшный дом скрылся из виду, Майкл облегченно вздохнул.</text:p>
      <text:p text:style-name="P2"/>
      <text:p text:style-name="First_20_line_20_indent">Последний день в 2047 году. После короткого, полного горячей нежности диалога Майкла и Джейн, они решили устроить вечеринку.</text:p>
      <text:p text:style-name="First_20_line_20_indent"><text:soft-page-break/>Джейн ушла к себе в комнату, а Майкл опять стал крутиться перед зеркалом, пытаясь подобрать подходящий к случаю галстук. В доме царил переполох. То и дело под ноги людям попадали ездящие из зала в зал небольшие роботы-уборщики и официанты. Робот-швейцар не успевал постоянно открывать и закрывать за вошедшими двери, поэтому просто встал поперек двери, блокируя ее и не давая закрываться, но создал этим еще большую суматоху, так как каждый входящий теперь неизменно запинался об него и, если входила группа, толкал остальных. В общем, картина напоминала сборы в старых комедиях, что Майкл и не преминул высказать.</text:p>
      <text:p text:style-name="First_20_line_20_indent">С шести часов вечера начали прибывать гости. Первыми пришла пара, хранитель музея с супругой, затем пошли члены Совета, корреспондент, директор общества охраны животных, надо сказать, весьма почтенной компании; пара "голубых", три робота-музыканта и один механик-ремонтник к ним...</text:p>
      <text:p text:style-name="P2"/>
      <text:p text:style-name="First_20_line_20_indent">Праздник начался. Гости ходили взад и вперед, пили, разговаривали. Было немного неожиданно увидеть таких беззаботных людей, так как в рабочее время они превращались в сухих и неулыбчивых чиновников и рабочих.</text:p>
      <text:p text:style-name="First_20_line_20_indent">Майкла пару раз похлопали по плечу, пожали ему руки, а затем он вдруг заметил, что выпал из всеобщего потока. Веселье проходило стороной. Он попытался было вклиниться в веселую толпу, рассказал пару анекдотов. Окружающие их <text:s/>не поняли, хотя из вежливости посмеялись.</text:p>
      <text:p text:style-name="First_20_line_20_indent">Майкл окончательно погрустнел. Он пошел в библиотеку и принялся ходить вдоль полок, вчитываясь в названия книг на корешках. Музыка и прочий шум глухо пробивались через закрытую дверь. Полумрак и книжный запах с примесью слабых сладковатых духов навевали чудесное настроение, когда теряется чувство времени, когда человек отделяется от всего, что досаждает ему все время. Кто-то назвал бы это медитацией, но для Майкла это было что-то другое, без названия, не подвластное простому описанию.</text:p>
      <text:p text:style-name="First_20_line_20_indent">Внезапно на его плечо опустилась рука. Это подошла сзади Джейн. Она уже <text:s/>успела переодеться, и теперь была одета в легкий плащ.</text:p>
      <text:p text:style-name="First_20_line_20_indent">- Уже?</text:p>
      <text:p text:style-name="First_20_line_20_indent">Джейн молча кивнула.</text:p>
      <text:p text:style-name="First_20_line_20_indent">Майкл тяжело вздохнул и подумал про себя: "Ну, что ж, зато скоро буду дома".</text:p>
      <text:p text:style-name="P2"/>
      <text:p text:style-name="First_20_line_20_indent">Через десять минут они уже примостились на мягких креслах той же машины, что и принесла их сюда из леса в прошлом. В окнах дома Джейн мелькали тени, слышались шум, звон стекол и музыка, а в салоне царило молчание.</text:p>
      <text:p text:style-name="First_20_line_20_indent">Майкл неотрывно смотрел в иллюминатор. Голубоватая дымка закрыла от него окружающее.</text:p>
      <text:p text:style-name="First_20_line_20_indent">- Прощай, будущее!.. Вот мы и дома.</text:p>
      <text:p text:style-name="First_20_line_20_indent">Дом снова стоял на своем прежнем месте. Как это было проделано, Майклу не говорили, да в общем, это было неважно.</text:p>
      <text:p text:style-name="First_20_line_20_indent">Вещи перенесли быстро. На прощание водитель махнул рукой, и машина времени, укутавшись мерцающей голубой дымкой, быстро исчезла.</text:p>
      <text:p text:style-name="First_20_line_20_indent"><text:soft-page-break/>Взявшись за руки, Майкл и Джейн вошли в ожидающий их дом.</text:p>
      <text:p text:style-name="P2"/>
      <text:p text:style-name="First_20_line_20_indent">"Сегодня шестое сентября две тысячи сорок седьмого года. За окнами отличная погода. Никаких происшествий... Простите!</text:p>
      <text:p text:style-name="First_20_line_20_indent">только что нам сообщили, что из клиники по восстановлению психики сбежал пациент - Лайонел Грегори Питерсон, разыскиваемый ранее за многие происшествия.</text:p>
      <text:p text:style-name="First_20_line_20_indent">Его заявление, заснятое незадолго до побега камерой внутри палаты, где он содержался, только что поступило к нам на студию".</text:p>
      <text:p text:style-name="First_20_line_20_indent">На экране появился Питерсон. Мятая одежда, взлохмаченные волосы, жестокое выражение лица.</text:p>
      <text:p text:style-name="First_20_line_20_indent">"Я до тебя доберусь, Таркин! Мы еще встретим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adornments="Обычный"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text-properties style:font-name="Arial Unicode MS" fo:font-family="'Arial Unicode MS'" style:font-style-name="Обычный" style:font-family-generic="swiss" style:font-pitch="variable" fo:font-size="10pt" style:font-name-asian="Times New Roman1" style:font-family-asian="'Times New Roman'" style:font-family-generic-asian="system" style:font-pitch-asian="variable"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заголовок_20_1" style:display-name="заголовок 1" style:family="paragraph" style:default-outline-level="">
      <style:paragraph-properties fo:margin-top="0.423cm" fo:margin-bottom="0.106cm" loext:contextual-spacing="false" fo:text-align="center" style:justify-single-word="false" fo:keep-with-next="always">
        <style:tab-stops>
          <style:tab-stop style:position="18cm" style:type="right" style:leader-style="dotted" style:leader-text="."/>
        </style:tab-stops>
      </style:paragraph-properties>
      <style:text-properties style:font-name="Times New Roman" fo:font-family="'Times New Roman'" style:font-family-generic="roman" style:font-pitch="variable" fo:font-size="12pt" fo:font-weight="bold" style:letter-kerning="true" style:font-size-asian="12pt" style:font-weight-asian="bold"/>
    </style:style>
    <style:style style:name="оглавление_20_1" style:display-name="оглавление 1" style:family="paragraph" style:default-outline-level="">
      <style:paragraph-properties fo:margin-top="0.212cm" fo:margin-bottom="0.212cm" loext:contextual-spacing="false" fo:text-align="center" style:justify-single-word="false">
        <style:tab-stops>
          <style:tab-stop style:position="18cm" style:type="right" style:leader-style="dotted" style:leader-text="."/>
        </style:tab-stops>
      </style:paragraph-properties>
      <style:text-properties style:font-name="Times New Roman" fo:font-family="'Times New Roman'" style:font-family-generic="roman" style:font-pitch="variable" fo:font-size="14pt" fo:font-weight="bold" style:font-size-asian="14pt" style:font-weight-asian="bold"/>
    </style:style>
    <style:style style:name="Стиль1" style:family="paragraph" style:default-outline-level="">
      <style:paragraph-properties fo:text-align="center" style:justify-single-word="false"/>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style>
    <style:style style:name="заголовок_20_2" style:display-name="заголовок 2" style:family="paragraph" style:default-outline-level="">
      <style:paragraph-properties fo:margin-top="0.423cm" fo:margin-bottom="0.106cm" loext:contextual-spacing="false" fo:text-align="center" style:justify-single-word="false" fo:keep-with-next="always">
        <style:tab-stops>
          <style:tab-stop style:position="18cm" style:type="right" style:leader-style="dotted" style:leader-text="."/>
        </style:tab-stops>
      </style:paragraph-properties>
      <style:text-properties style:font-name="Times New Roman" fo:font-family="'Times New Roman'" style:font-family-generic="roman" style:font-pitch="variable" fo:font-size="12pt" fo:font-weight="bold" style:font-size-asian="12pt" style:font-weight-asian="bold"/>
    </style:style>
    <style:style style:name="оглавление_20_2" style:display-name="оглавление 2" style:family="paragraph" style:parent-style-name="Стиль1" style:default-outline-level="">
      <style:paragraph-properties fo:text-align="center" style:justify-single-word="false">
        <style:tab-stops>
          <style:tab-stop style:position="18cm" style:type="right" style:leader-style="dotted" style:leader-text="."/>
        </style:tab-stops>
      </style:paragraph-properties>
      <style:text-properties style:font-name="Times New Roman" fo:font-family="'Times New Roman'" style:font-family-generic="roman" style:font-pitch="variable" fo:font-size="12pt" fo:font-weight="bold" style:font-size-asian="12pt" style:font-weight-asian="bold"/>
    </style:style>
    <style:style style:name="Наклонный" style:family="paragraph" style:parent-style-name="Standard" style:default-outline-level="">
      <style:text-properties fo:font-size="12pt" fo:font-style="italic" style:font-size-asian="12pt" style:font-style-asian="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align="justify" style:justify-single-word="false" fo:text-indent="0.499cm" style:auto-text-indent="false"/>
      <style:text-properties fo:font-size="11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01cm" fo:margin-bottom="2cm" fo:margin-left="2cm" fo:margin-right="1cm" style:writing-mode="lr-tb" style:layout-grid-color="#c0c0c0" style:layout-grid-lines="26299"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2-10-29T21:47:00</meta:creation-date>
    <dc:date>2019-06-28T10:48:01.780000000</dc:date>
    <dc:title>Ïóòåøåñòâèÿ âî âðåìåíè</dc:title>
    <meta:initial-creator>Àëåêñåé Êóëàêîâ</meta:initial-creator>
    <meta:keyword>Âðåìÿ</meta:keyword>
    <meta:keyword>ïóòåøåñòâèå</meta:keyword>
    <meta:keyword>ïðèêëþ÷åíèÿ</meta:keyword>
    <meta:generator>LibreOffice/6.2.4.2$Windows_X86_64 LibreOffice_project/2412653d852ce75f65fbfa83fb7e7b669a126d64</meta:generator>
    <meta:editing-duration>PT10M34S</meta:editing-duration>
    <meta:editing-cycles>3</meta:editing-cycles>
    <meta:document-statistic meta:table-count="0" meta:image-count="0" meta:object-count="0" meta:page-count="44" meta:paragraph-count="567" meta:word-count="18632" meta:character-count="117779" meta:non-whitespace-character-count="99681"/>
    <meta:user-defined meta:name="Company">Club</meta:user-defined>
    <meta:user-defined meta:name="Operator">Alex</meta:user-defined>
  </office:meta>
</office:document-meta>
</file>